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Ubuntu1" style:text-underline-style="solid" style:text-underline-width="auto" style:text-underline-color="font-color" officeooo:rsid="00001309" officeooo:paragraph-rsid="00001309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1" style:text-underline-style="none" officeooo:rsid="00001309" officeooo:paragraph-rsid="00001309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1" fo:font-size="30pt" style:text-underline-style="solid" style:text-underline-width="auto" style:text-underline-color="font-color" fo:font-weight="bold" officeooo:rsid="00001309" officeooo:paragraph-rsid="00001309" style:font-size-asian="30pt" style:font-weight-asian="bold" style:font-size-complex="3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1" fo:font-style="italic" style:text-underline-style="none" fo:font-weight="normal" officeooo:rsid="000d4ad6" officeooo:paragraph-rsid="000d4ad6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1" fo:font-style="normal" style:text-underline-style="none" fo:font-weight="normal" officeooo:rsid="000d92f5" officeooo:paragraph-rsid="000e39a4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3333" style:font-name="Ubuntu" style:text-underline-style="none" officeooo:rsid="00001309" officeooo:paragraph-rsid="00001309" style:font-name-asian="Ubuntu" style:font-name-complex="Ubuntu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4ad6" officeooo:paragraph-rsid="000d4ad6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d4ad6" officeooo:paragraph-rsid="000d4ad6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officeooo:rsid="000d4ad6" officeooo:paragraph-rsid="000e39a4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officeooo:paragraph-rsid="0017770d"/>
    </style:style>
    <style:style style:name="P11" style:family="paragraph" style:parent-style-name="Standard">
      <style:paragraph-properties fo:text-align="center" style:justify-single-word="false"/>
      <style:text-properties style:font-name="Ubuntu1" fo:font-size="48pt" style:text-underline-style="solid" style:text-underline-width="auto" style:text-underline-color="font-color" officeooo:rsid="00001309" officeooo:paragraph-rsid="00001309" style:font-size-asian="48pt" style:font-size-complex="48pt"/>
    </style:style>
    <style:style style:name="P12" style:family="paragraph" style:parent-style-name="Standard">
      <style:paragraph-properties fo:text-align="center" style:justify-single-word="false"/>
      <style:text-properties fo:color="#669933" style:font-name="Ubuntu1" fo:font-size="16pt" fo:font-style="normal" style:text-underline-style="none" fo:font-weight="bold" officeooo:rsid="00022ce6" officeooo:paragraph-rsid="0017770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6600" style:font-name="Ubuntu1" fo:font-size="14pt" style:text-underline-style="solid" style:text-underline-width="auto" style:text-underline-color="font-color" fo:font-weight="bold" officeooo:rsid="00001309" officeooo:paragraph-rsid="00001309" style:font-size-asian="14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italic" style:text-underline-style="none" officeooo:rsid="000d4ad6" officeooo:paragraph-rsid="00121d74" style:font-style-asian="italic" style:font-style-complex="italic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17770d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0000" style:font-name="Ubuntu1" style:text-underline-style="none" fo:font-weight="normal" officeooo:rsid="001d1720" officeooo:paragraph-rsid="001d1720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0000" style:font-name="Ubuntu1" style:text-underline-style="none" fo:font-weight="normal" officeooo:rsid="001d1720" officeooo:paragraph-rsid="00246b2c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1d1720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38dfc1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488600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normal" officeooo:rsid="0034986b" officeooo:paragraph-rsid="0047354c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8f170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a031b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8135eb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429a5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5dacd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style:text-underline-style="solid" style:text-underline-width="auto" style:text-underline-color="font-color" fo:font-weight="normal" officeooo:rsid="002429a5" officeooo:paragraph-rsid="002429a5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2a7c9f" style:font-style-asian="italic" style:font-weight-asian="normal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3db403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4e010e" style:font-style-asian="italic" style:font-weight-asian="normal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2a7c9f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44bdba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46e848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522634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2fcd8a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38dfc1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494903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2c29ca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30b9a2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18cc5" officeooo:paragraph-rsid="00121d74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32181f" officeooo:paragraph-rsid="0032181f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4a11d3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4ee595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22634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85547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b894b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e5079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4ef3a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55b3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a3af3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fb7db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0a38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0d287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3532e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solid" style:text-underline-width="auto" style:text-underline-color="font-color" fo:font-weight="normal" officeooo:rsid="002a7c9f" officeooo:paragraph-rsid="0069989d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30pt" fo:font-style="normal" style:text-underline-style="solid" style:text-underline-width="auto" style:text-underline-color="font-color" fo:font-weight="bold" officeooo:rsid="00001309" officeooo:paragraph-rsid="00755b3c" style:font-size-asian="30pt" style:font-style-asian="normal" style:font-weight-asian="bold" style:font-size-complex="30pt" style:font-style-complex="normal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30pt" fo:font-style="normal" style:text-underline-style="solid" style:text-underline-width="auto" style:text-underline-color="font-color" fo:font-weight="bold" officeooo:rsid="0084e89d" officeooo:paragraph-rsid="0084e89d" style:font-size-asian="30pt" style:font-style-asian="normal" style:font-weight-asian="bold" style:font-size-complex="30pt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normal" officeooo:rsid="0034986b" officeooo:paragraph-rsid="0032181f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bold" officeooo:rsid="00567d4c" officeooo:paragraph-rsid="005b894b" style:font-style-asian="normal" style:font-weight-asian="bold" style:font-style-complex="normal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normal" officeooo:rsid="0034986b" officeooo:paragraph-rsid="0073532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bold" officeooo:rsid="007ba1c1" officeooo:paragraph-rsid="008135eb" fo:background-color="transparent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7770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font-name="Ubuntu1" fo:font-size="14pt" style:text-underline-style="solid" style:text-underline-width="auto" style:text-underline-color="font-color" fo:font-weight="bold" officeooo:rsid="00001309" officeooo:paragraph-rsid="001aaacb" style:font-size-asian="14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font-name="Ubuntu1" fo:font-size="14pt" fo:font-style="normal" style:text-underline-style="solid" style:text-underline-width="auto" style:text-underline-color="font-color" fo:font-weight="bold" officeooo:rsid="00001309" officeooo:paragraph-rsid="0075bea1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6666ff" style:font-name="Ubuntu1" fo:font-size="14pt" fo:font-style="normal" style:text-underline-style="solid" style:text-underline-width="auto" style:text-underline-color="font-color" fo:font-weight="bold" officeooo:rsid="00001309" officeooo:paragraph-rsid="00602358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ff3333" style:text-position="0% 100%" style:font-name="Ubuntu1" fo:font-style="normal" style:text-underline-style="solid" style:text-underline-width="auto" style:text-underline-color="font-color" fo:font-weight="bold" officeooo:rsid="001aaacb" officeooo:paragraph-rsid="00602358" style:font-style-asian="normal" style:font-weight-asian="bold" style:font-style-complex="normal" style:font-weight-complex="bold"/>
    </style:style>
    <style:style style:name="P6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07da8aa"/>
    </style:style>
    <style:style style:name="P6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000000" style:font-name="Ubuntu1" fo:font-style="italic" style:text-underline-style="none" fo:font-weight="normal" officeooo:rsid="00118cc5" officeooo:paragraph-rsid="001418ba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style:font-name="Ubuntu1" style:text-underline-style="none" officeooo:rsid="00001309" officeooo:paragraph-rsid="00001309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85afe6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8afad3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8afad3" officeooo:paragraph-rsid="008afad3" style:font-style-asian="normal" style:font-weight-asian="normal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92a9d1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941026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9951b8" officeooo:paragraph-rsid="009951b8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a3eb85" officeooo:paragraph-rsid="00a3eb85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solid" style:text-underline-width="auto" style:text-underline-color="font-color" fo:font-weight="normal" officeooo:rsid="002a7c9f" officeooo:paragraph-rsid="0096085c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2a7c9f" officeooo:paragraph-rsid="009afea0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6666" officeooo:paragraph-rsid="009b6666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6666" officeooo:paragraph-rsid="009bea15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6666" officeooo:paragraph-rsid="009bea15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ea15" officeooo:paragraph-rsid="009bea15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ea15" officeooo:paragraph-rsid="009c119f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ea15" officeooo:paragraph-rsid="009f48ca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30pt" fo:font-style="normal" style:text-underline-style="solid" style:text-underline-width="auto" style:text-underline-color="font-color" fo:font-weight="bold" officeooo:rsid="009951b8" officeooo:paragraph-rsid="009951b8" style:font-size-asian="30pt" style:font-style-asian="normal" style:font-weight-asian="bold" style:font-size-complex="30pt" style:font-style-complex="normal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99ffff" style:font-name="Ubuntu1" fo:font-size="14pt" fo:font-style="normal" style:text-underline-style="solid" style:text-underline-width="auto" style:text-underline-color="font-color" fo:font-weight="bold" officeooo:rsid="00001309" officeooo:paragraph-rsid="00928721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000000" style:font-name="Ubuntu1" fo:font-size="12pt" fo:font-style="normal" style:text-underline-style="none" fo:font-weight="normal" officeooo:rsid="00a07423" officeooo:paragraph-rsid="00a0742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font-name="Ubuntu" style:font-name-asian="Ubuntu" style:font-name-complex="Ubuntu"/>
    </style:style>
    <style:style style:name="T3" style:family="text">
      <style:text-properties fo:color="#006600" style:font-name="Ubuntu" style:font-name-asian="Ubuntu" style:font-name-complex="Ubuntu"/>
    </style:style>
    <style:style style:name="T4" style:family="text">
      <style:text-properties fo:color="#006600" style:font-name="Ubuntu" fo:font-weight="bold" style:font-name-asian="Ubuntu" style:font-weight-asian="bold" style:font-name-complex="Ubuntu" style:font-weight-complex="bold"/>
    </style:style>
    <style:style style:name="T5" style:family="text">
      <style:text-properties fo:color="#006600" style:text-position="0% 100%" style:font-name="Ubuntu" fo:font-weight="bold" officeooo:rsid="00001309" fo:background-color="transparent" loext:char-shading-value="0" style:font-name-asian="Ubuntu" style:font-weight-asian="bold" style:font-name-complex="Ubuntu" style:font-weight-complex="bold"/>
    </style:style>
    <style:style style:name="T6" style:family="text">
      <style:text-properties style:font-name-asian="Ubuntu" style:font-name-complex="Ubuntu"/>
    </style:style>
    <style:style style:name="T7" style:family="text">
      <style:text-properties fo:color="#ff3333"/>
    </style:style>
    <style:style style:name="T8" style:family="text">
      <style:text-properties fo:color="#ff3333" style:font-name="Ubuntu" fo:font-weight="bold" style:font-name-asian="Ubuntu" style:font-weight-asian="bold" style:font-name-complex="Ubuntu" style:font-weight-complex="bold"/>
    </style:style>
    <style:style style:name="T9" style:family="text">
      <style:text-properties fo:color="#ff3333" style:font-name="Ubuntu1" fo:font-weight="bold" officeooo:rsid="00118cc5" style:font-weight-asian="bold" style:font-weight-complex="bold"/>
    </style:style>
    <style:style style:name="T10" style:family="text">
      <style:text-properties fo:color="#ff3333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11" style:family="text">
      <style:text-properties fo:color="#ff3333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12" style:family="text">
      <style:text-properties fo:color="#ff3333" fo:font-weight="bold" officeooo:rsid="00022ce6" style:font-weight-asian="bold" style:font-weight-complex="bold"/>
    </style:style>
    <style:style style:name="T13" style:family="text">
      <style:text-properties fo:color="#ff3333" officeooo:rsid="00022ce6"/>
    </style:style>
    <style:style style:name="T14" style:family="text">
      <style:text-properties fo:color="#ff3333" style:text-position="sub 58%" fo:font-weight="bold" style:font-weight-asian="bold" style:font-weight-complex="bold"/>
    </style:style>
    <style:style style:name="T15" style:family="text">
      <style:text-properties fo:color="#ff3333" style:text-position="sub 58%" fo:font-weight="bold" officeooo:rsid="002fcd8a" style:font-weight-asian="bold" style:font-weight-complex="bold"/>
    </style:style>
    <style:style style:name="T16" style:family="text">
      <style:text-properties fo:color="#ff3333" style:text-position="sub 58%" fo:font-weight="bold" officeooo:rsid="002fcd8a" fo:background-color="transparent" loext:char-shading-value="0" style:font-weight-asian="bold" style:font-weight-complex="bold"/>
    </style:style>
    <style:style style:name="T17" style:family="text">
      <style:text-properties fo:color="#ff3333" style:text-position="sub 58%" fo:font-weight="bold" officeooo:rsid="00716544" fo:background-color="transparent" loext:char-shading-value="0" style:font-weight-asian="bold" style:font-weight-complex="bold"/>
    </style:style>
    <style:style style:name="T18" style:family="text">
      <style:text-properties fo:color="#ff3333" style:text-position="0% 100%" fo:font-weight="bold" officeooo:rsid="00022ce6" style:font-weight-asian="bold" style:font-weight-complex="bold"/>
    </style:style>
    <style:style style:name="T19" style:family="text">
      <style:text-properties fo:color="#ff3333" style:text-position="0% 100%" fo:font-weight="bold" officeooo:rsid="003db403" style:font-weight-asian="bold" style:font-weight-complex="bold"/>
    </style:style>
    <style:style style:name="T20" style:family="text">
      <style:text-properties fo:color="#ff3333" style:text-position="0% 100%" fo:font-weight="bold" officeooo:rsid="005e5079" style:font-weight-asian="bold" style:font-weight-complex="bold"/>
    </style:style>
    <style:style style:name="T21" style:family="text">
      <style:text-properties fo:color="#ff3333" style:text-position="0% 100%" fo:font-weight="bold" officeooo:rsid="0061a10d" style:font-weight-asian="bold" style:font-weight-complex="bold"/>
    </style:style>
    <style:style style:name="T22" style:family="text">
      <style:text-properties fo:color="#ff3333" style:text-position="0% 100%" fo:font-weight="bold" officeooo:rsid="0061a10d" fo:background-color="transparent" loext:char-shading-value="0" style:font-weight-asian="bold" style:font-weight-complex="bold"/>
    </style:style>
    <style:style style:name="T23" style:family="text">
      <style:text-properties fo:color="#ff3333" style:text-position="0% 100%" fo:font-weight="bold" officeooo:rsid="003db403" fo:background-color="transparent" loext:char-shading-value="0" style:font-weight-asian="bold" style:font-weight-complex="bold"/>
    </style:style>
    <style:style style:name="T24" style:family="text">
      <style:text-properties fo:color="#ff3333" style:text-position="0% 100%" fo:font-weight="bold" officeooo:rsid="00022ce6" fo:background-color="transparent" loext:char-shading-value="0" style:font-weight-asian="bold" style:font-weight-complex="bold"/>
    </style:style>
    <style:style style:name="T25" style:family="text">
      <style:text-properties fo:color="#ff3333" style:text-position="0% 100%" fo:font-weight="bold" officeooo:rsid="0092a9d1" fo:background-color="transparent" loext:char-shading-value="0" style:font-name-asian="Ubuntu" style:font-weight-asian="bold" style:font-name-complex="Ubuntu" style:font-weight-complex="bold"/>
    </style:style>
    <style:style style:name="T26" style:family="text">
      <style:text-properties fo:color="#ff3333" style:text-position="0% 100%" style:font-name="Ubuntu1" fo:font-size="12pt" fo:font-style="normal" style:text-underline-style="none" fo:font-weight="bold" officeooo:rsid="007b2a8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color="#ff3333" style:text-position="0% 100%" fo:font-style="normal" fo:font-weight="bold" officeooo:rsid="003db403" fo:background-color="transparent" loext:char-shading-value="0" style:font-name-asian="Ubuntu" style:font-style-asian="normal" style:font-weight-asian="bold" style:font-name-complex="Ubuntu" style:font-style-complex="normal" style:font-weight-complex="bold"/>
    </style:style>
    <style:style style:name="T28" style:family="text">
      <style:text-properties officeooo:rsid="00022ce6"/>
    </style:style>
    <style:style style:name="T29" style:family="text">
      <style:text-properties fo:color="#669933" fo:font-weight="bold" officeooo:rsid="00022ce6" style:font-weight-asian="bold" style:font-weight-complex="bold"/>
    </style:style>
    <style:style style:name="T30" style:family="text">
      <style:text-properties fo:color="#669933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color="#669933" fo:font-style="normal" fo:font-weight="bold" officeooo:rsid="00022ce6" style:font-style-asian="normal" style:font-weight-asian="bold" style:font-style-complex="normal" style:font-weight-complex="bold"/>
    </style:style>
    <style:style style:name="T32" style:family="text">
      <style:text-properties fo:color="#669933" style:font-name="Ubuntu1" style:text-underline-style="none" fo:font-weight="bold" officeooo:rsid="00022ce6" style:font-weight-asian="bold" style:font-weight-complex="bold"/>
    </style:style>
    <style:style style:name="T33" style:family="text">
      <style:text-properties fo:color="#669933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34" style:family="text">
      <style:text-properties fo:color="#669933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669933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669933" style:text-position="0% 100%" fo:font-weight="bold" style:font-weight-asian="bold" style:font-weight-complex="bold"/>
    </style:style>
    <style:style style:name="T37" style:family="text">
      <style:text-properties fo:color="#669933" style:text-position="0% 100%" fo:font-weight="bold" officeooo:rsid="00022ce6" style:font-weight-asian="bold" style:font-weight-complex="bold"/>
    </style:style>
    <style:style style:name="T38" style:family="text">
      <style:text-properties fo:color="#669933" style:text-position="0% 100%" fo:font-weight="bold" officeooo:rsid="00022ce6" fo:background-color="transparent" loext:char-shading-value="0" style:font-weight-asian="bold" style:font-weight-complex="bold"/>
    </style:style>
    <style:style style:name="T39" style:family="text">
      <style:text-properties fo:color="#669933" style:text-position="0% 100%" fo:font-weight="bold" officeooo:rsid="005156d1" fo:background-color="transparent" loext:char-shading-value="0" style:font-weight-asian="bold" style:font-weight-complex="bold"/>
    </style:style>
    <style:style style:name="T40" style:family="text">
      <style:text-properties fo:color="#669933" style:text-position="0% 100%" fo:font-weight="bold" officeooo:rsid="00022ce6" fo:background-color="transparent" loext:char-shading-value="0" style:font-name-asian="Ubuntu" style:font-weight-asian="bold" style:font-name-complex="Ubuntu" style:font-weight-complex="bold"/>
    </style:style>
    <style:style style:name="T41" style:family="text">
      <style:text-properties fo:color="#669933" style:text-position="0% 100%" fo:font-weight="bold" officeooo:rsid="00941026" fo:background-color="transparent" loext:char-shading-value="0" style:font-name-asian="Ubuntu" style:font-weight-asian="bold" style:font-name-complex="Ubuntu" style:font-weight-complex="bold"/>
    </style:style>
    <style:style style:name="T42" style:family="text">
      <style:text-properties fo:color="#669933" style:text-position="0% 100%" style:font-name="Ubuntu1" fo:font-size="12pt" fo:font-style="normal" style:text-underline-style="none" fo:font-weight="bold" officeooo:rsid="00022ce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6666ff" fo:font-weight="bold" officeooo:rsid="00022ce6" style:font-weight-asian="bold" style:font-weight-complex="bold"/>
    </style:style>
    <style:style style:name="T44" style:family="text">
      <style:text-properties fo:color="#6666ff" fo:font-weight="bold" officeooo:rsid="002a7c9f" style:font-weight-asian="bold" style:font-weight-complex="bold"/>
    </style:style>
    <style:style style:name="T45" style:family="text">
      <style:text-properties fo:color="#6666ff" fo:font-weight="bold" officeooo:rsid="00228eb7" style:font-weight-asian="bold" style:font-weight-complex="bold"/>
    </style:style>
    <style:style style:name="T46" style:family="text">
      <style:text-properties fo:color="#6666ff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6666ff" fo:font-style="normal" fo:font-weight="bold" officeooo:rsid="00022ce6" style:font-style-asian="normal" style:font-weight-asian="bold" style:font-style-complex="normal" style:font-weight-complex="bold"/>
    </style:style>
    <style:style style:name="T48" style:family="text">
      <style:text-properties fo:color="#6666ff" fo:font-style="normal" fo:font-weight="bold" officeooo:rsid="00228eb7" style:font-style-asian="normal" style:font-weight-asian="bold" style:font-style-complex="normal" style:font-weight-complex="bold"/>
    </style:style>
    <style:style style:name="T49" style:family="text">
      <style:text-properties fo:color="#6666ff" fo:font-style="normal" fo:font-weight="bold" officeooo:rsid="00246b2c" style:font-style-asian="normal" style:font-weight-asian="bold" style:font-style-complex="normal" style:font-weight-complex="bold"/>
    </style:style>
    <style:style style:name="T50" style:family="text">
      <style:text-properties fo:color="#6666ff" style:font-name="Ubuntu1" style:text-underline-style="none" fo:font-weight="bold" officeooo:rsid="00022ce6" style:font-weight-asian="bold" style:font-weight-complex="bold"/>
    </style:style>
    <style:style style:name="T51" style:family="text">
      <style:text-properties fo:color="#6666ff" style:font-name="Ubuntu1" style:text-underline-style="none" fo:font-weight="normal" officeooo:rsid="000388c2" style:font-weight-asian="normal" style:font-weight-complex="normal"/>
    </style:style>
    <style:style style:name="T52" style:family="text">
      <style:text-properties fo:color="#6666ff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53" style:family="text">
      <style:text-properties fo:color="#6666ff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54" style:family="text">
      <style:text-properties fo:color="#6666ff" style:font-name="Ubuntu1" fo:font-weight="bold" officeooo:rsid="00118cc5" style:font-weight-asian="bold" style:font-weight-complex="bold"/>
    </style:style>
    <style:style style:name="T55" style:family="text">
      <style:text-properties fo:color="#6666ff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56" style:family="text">
      <style:text-properties fo:color="#6666ff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57" style:family="text">
      <style:text-properties fo:color="#6666ff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color="#6666ff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color="#6666ff" style:text-position="0% 100%" fo:font-weight="bold" style:font-weight-asian="bold" style:font-weight-complex="bold"/>
    </style:style>
    <style:style style:name="T60" style:family="text">
      <style:text-properties fo:color="#6666ff" style:text-position="0% 100%" fo:font-weight="bold" officeooo:rsid="00022ce6" style:font-weight-asian="bold" style:font-weight-complex="bold"/>
    </style:style>
    <style:style style:name="T61" style:family="text">
      <style:text-properties fo:color="#6666ff" style:text-position="0% 100%" fo:font-weight="bold" officeooo:rsid="00228eb7" style:font-weight-asian="bold" style:font-weight-complex="bold"/>
    </style:style>
    <style:style style:name="T62" style:family="text">
      <style:text-properties fo:color="#6666ff" style:text-position="0% 100%" fo:font-weight="bold" officeooo:rsid="005156d1" style:font-weight-asian="bold" style:font-weight-complex="bold"/>
    </style:style>
    <style:style style:name="T63" style:family="text">
      <style:text-properties fo:color="#6666ff" style:text-position="0% 100%" fo:font-weight="bold" officeooo:rsid="002a7c9f" style:font-weight-asian="bold" style:font-weight-complex="bold"/>
    </style:style>
    <style:style style:name="T64" style:family="text">
      <style:text-properties fo:color="#6666ff" style:text-position="0% 100%" fo:font-weight="bold" officeooo:rsid="0059f973" style:font-weight-asian="bold" style:font-weight-complex="bold"/>
    </style:style>
    <style:style style:name="T65" style:family="text">
      <style:text-properties fo:color="#6666ff" style:text-position="0% 100%" fo:font-weight="bold" officeooo:rsid="00022ce6" fo:background-color="transparent" loext:char-shading-value="0" style:font-weight-asian="bold" style:font-weight-complex="bold"/>
    </style:style>
    <style:style style:name="T66" style:family="text">
      <style:text-properties fo:color="#6666ff" style:text-position="0% 100%" fo:font-weight="bold" officeooo:rsid="00022ce6" fo:background-color="transparent" loext:char-shading-value="0" style:font-name-asian="Ubuntu" style:font-weight-asian="bold" style:font-name-complex="Ubuntu" style:font-weight-complex="bold"/>
    </style:style>
    <style:style style:name="T67" style:family="text">
      <style:text-properties fo:font-weight="bold" officeooo:rsid="001eaa12" style:font-weight-asian="bold" style:font-weight-complex="bold"/>
    </style:style>
    <style:style style:name="T68" style:family="text">
      <style:text-properties fo:font-weight="bold" officeooo:rsid="002a7c9f" style:font-weight-asian="bold" style:font-weight-complex="bold"/>
    </style:style>
    <style:style style:name="T69" style:family="text">
      <style:text-properties fo:font-weight="bold" officeooo:rsid="00228eb7" style:font-weight-asian="bold" style:font-weight-complex="bold"/>
    </style:style>
    <style:style style:name="T70" style:family="text">
      <style:text-properties fo:font-weight="bold" officeooo:rsid="002fcd8a" style:font-weight-asian="bold" style:font-weight-complex="bold"/>
    </style:style>
    <style:style style:name="T71" style:family="text">
      <style:text-properties fo:font-weight="bold" officeooo:rsid="0030b9a2" style:font-weight-asian="bold" style:font-weight-complex="bold"/>
    </style:style>
    <style:style style:name="T72" style:family="text">
      <style:text-properties fo:color="#ff9999" fo:font-weight="bold" officeooo:rsid="00022ce6" style:font-weight-asian="bold" style:font-weight-complex="bold"/>
    </style:style>
    <style:style style:name="T73" style:family="text">
      <style:text-properties fo:color="#ff9999" style:font-name="Ubuntu1" style:text-underline-style="none" fo:font-weight="bold" officeooo:rsid="00022ce6" style:font-weight-asian="bold" style:font-weight-complex="bold"/>
    </style:style>
    <style:style style:name="T74" style:family="text">
      <style:text-properties fo:color="#ff9999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color="#ff9999" fo:font-style="normal" fo:font-weight="bold" officeooo:rsid="00022ce6" style:font-style-asian="normal" style:font-weight-asian="bold" style:font-style-complex="normal" style:font-weight-complex="bold"/>
    </style:style>
    <style:style style:name="T76" style:family="text">
      <style:text-properties fo:color="#ff9999" style:text-position="0% 100%" fo:font-weight="bold" style:font-weight-asian="bold" style:font-weight-complex="bold"/>
    </style:style>
    <style:style style:name="T77" style:family="text">
      <style:text-properties fo:color="#ff9999" style:text-position="0% 100%" fo:font-weight="bold" officeooo:rsid="00022ce6" style:font-weight-asian="bold" style:font-weight-complex="bold"/>
    </style:style>
    <style:style style:name="T78" style:family="text">
      <style:text-properties fo:color="#ff9999" style:text-position="0% 100%" fo:font-weight="bold" officeooo:rsid="001eaa12" style:font-weight-asian="bold" style:font-weight-complex="bold"/>
    </style:style>
    <style:style style:name="T79" style:family="text">
      <style:text-properties fo:color="#ff9999" style:text-position="0% 100%" fo:font-weight="bold" officeooo:rsid="003931bf" style:font-weight-asian="bold" style:font-weight-complex="bold"/>
    </style:style>
    <style:style style:name="T80" style:family="text">
      <style:text-properties fo:color="#ff9999" style:text-position="0% 100%" fo:font-weight="bold" officeooo:rsid="0043e30d" style:font-weight-asian="bold" style:font-weight-complex="bold"/>
    </style:style>
    <style:style style:name="T81" style:family="text">
      <style:text-properties fo:color="#ff9999" style:text-position="0% 100%" fo:font-weight="bold" officeooo:rsid="003c142d" style:font-weight-asian="bold" style:font-weight-complex="bold"/>
    </style:style>
    <style:style style:name="T82" style:family="text">
      <style:text-properties fo:color="#ff9999" style:text-position="0% 100%" fo:font-weight="bold" officeooo:rsid="004b42b7" style:font-weight-asian="bold" style:font-weight-complex="bold"/>
    </style:style>
    <style:style style:name="T83" style:family="text">
      <style:text-properties fo:color="#ff9999" style:text-position="0% 100%" fo:font-weight="bold" officeooo:rsid="004c2f13" style:font-weight-asian="bold" style:font-weight-complex="bold"/>
    </style:style>
    <style:style style:name="T84" style:family="text">
      <style:text-properties fo:color="#ff9999" style:text-position="0% 100%" fo:font-weight="bold" officeooo:rsid="00567d4c" style:font-weight-asian="bold" style:font-weight-complex="bold"/>
    </style:style>
    <style:style style:name="T85" style:family="text">
      <style:text-properties fo:color="#ff9999" style:text-position="0% 100%" fo:font-weight="bold" officeooo:rsid="00022ce6" fo:background-color="transparent" loext:char-shading-value="0" style:font-weight-asian="bold" style:font-weight-complex="bold"/>
    </style:style>
    <style:style style:name="T86" style:family="text">
      <style:text-properties fo:color="#ff9999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color="#ff9999" style:text-position="0% 100%" style:font-name="Ubuntu1" fo:font-size="12pt" fo:font-style="normal" style:text-underline-style="none" fo:font-weight="bold" officeooo:rsid="007f55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color="#000000" style:font-name="Ubuntu1" style:text-underline-style="none" officeooo:rsid="00022ce6"/>
    </style:style>
    <style:style style:name="T89" style:family="text">
      <style:text-properties fo:color="#000000" style:font-name="Ubuntu1" style:text-underline-style="none" fo:font-weight="normal" officeooo:rsid="00022ce6" style:font-weight-asian="normal" style:font-weight-complex="normal"/>
    </style:style>
    <style:style style:name="T90" style:family="text">
      <style:text-properties fo:color="#000000" style:font-name="Ubuntu1" style:text-underline-style="none" fo:font-weight="normal" officeooo:rsid="000388c2" style:font-weight-asian="normal" style:font-weight-complex="normal"/>
    </style:style>
    <style:style style:name="T91" style:family="text">
      <style:text-properties fo:color="#000000" style:font-name="Ubuntu1" fo:font-style="italic" style:text-underline-style="none" officeooo:rsid="00022ce6" style:font-style-asian="italic" style:font-style-complex="italic"/>
    </style:style>
    <style:style style:name="T92" style:family="text">
      <style:text-properties fo:color="#000000" style:font-name="Ubuntu1" fo:font-style="italic" style:text-underline-style="none" fo:font-weight="normal" officeooo:rsid="000388c2" style:font-style-asian="italic" style:font-weight-asian="normal" style:font-style-complex="italic" style:font-weight-complex="normal"/>
    </style:style>
    <style:style style:name="T93" style:family="text">
      <style:text-properties fo:color="#000000" style:font-name="Ubuntu1" fo:font-style="italic" style:text-underline-style="none" fo:font-weight="normal" officeooo:rsid="0004d598" style:font-style-asian="italic" style:font-weight-asian="normal" style:font-style-complex="italic" style:font-weight-complex="normal"/>
    </style:style>
    <style:style style:name="T94" style:family="text">
      <style:text-properties fo:color="#000000" style:font-name="Ubuntu1" fo:font-style="italic" style:text-underline-style="none" fo:font-weight="normal" officeooo:rsid="00022ce6" style:font-style-asian="italic" style:font-weight-asian="normal" style:font-style-complex="italic" style:font-weight-complex="normal"/>
    </style:style>
    <style:style style:name="T95" style:family="text">
      <style:text-properties fo:color="#000000" style:font-name="Ubuntu1" fo:font-style="italic" style:text-underline-style="none" fo:font-weight="normal" officeooo:rsid="00118cc5" style:font-style-asian="italic" style:font-weight-asian="normal" style:font-style-complex="italic" style:font-weight-complex="normal"/>
    </style:style>
    <style:style style:name="T96" style:family="text">
      <style:text-properties fo:color="#000000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97" style:family="text">
      <style:text-properties fo:color="#000000" style:font-name="Ubuntu1" fo:font-style="normal" style:text-underline-style="none" fo:font-weight="normal" officeooo:rsid="000388c2" style:font-style-asian="normal" style:font-weight-asian="normal" style:font-style-complex="normal" style:font-weight-complex="normal"/>
    </style:style>
    <style:style style:name="T98" style:family="text">
      <style:text-properties fo:color="#000000" style:font-name="Ubuntu1" fo:font-style="normal" style:text-underline-style="none" fo:font-weight="normal" officeooo:rsid="00022ce6" style:font-style-asian="normal" style:font-weight-asian="normal" style:font-style-complex="normal" style:font-weight-complex="normal"/>
    </style:style>
    <style:style style:name="T99" style:family="text">
      <style:text-properties fo:color="#000000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100" style:family="text">
      <style:text-properties fo:color="#000000" style:font-name="Ubuntu1" fo:font-style="normal" style:text-underline-style="none" fo:font-weight="normal" officeooo:rsid="00080521" style:font-style-asian="normal" style:font-weight-asian="normal" style:font-style-complex="normal" style:font-weight-complex="normal"/>
    </style:style>
    <style:style style:name="T101" style:family="text">
      <style:text-properties fo:color="#000000" style:font-name="Ubuntu1" fo:font-style="normal" style:text-underline-style="none" fo:font-weight="normal" officeooo:rsid="0009c5a6" style:font-style-asian="normal" style:font-weight-asian="normal" style:font-style-complex="normal" style:font-weight-complex="normal"/>
    </style:style>
    <style:style style:name="T102" style:family="text">
      <style:text-properties fo:color="#000000" style:font-name="Ubuntu1" fo:font-style="normal" style:text-underline-style="none" fo:font-weight="normal" officeooo:rsid="0015dfd7" style:font-style-asian="normal" style:font-weight-asian="normal" style:font-style-complex="normal" style:font-weight-complex="normal"/>
    </style:style>
    <style:style style:name="T103" style:family="text">
      <style:text-properties fo:color="#000000" style:font-name="Ubuntu1" fo:font-style="normal" style:text-underline-style="none" fo:font-weight="normal" officeooo:rsid="0017770d" style:font-style-asian="normal" style:font-weight-asian="normal" style:font-style-complex="normal" style:font-weight-complex="normal"/>
    </style:style>
    <style:style style:name="T104" style:family="text">
      <style:text-properties fo:color="#000000" style:font-name="Ubuntu1" fo:font-style="normal" style:text-underline-style="none" fo:font-weight="normal" officeooo:rsid="0018f170" style:font-style-asian="normal" style:font-weight-asian="normal" style:font-style-complex="normal" style:font-weight-complex="normal"/>
    </style:style>
    <style:style style:name="T105" style:family="text">
      <style:text-properties fo:color="#000000" style:font-name="Ubuntu1" fo:font-style="normal" style:text-underline-style="none" fo:font-weight="normal" officeooo:rsid="001a031b" style:font-style-asian="normal" style:font-weight-asian="normal" style:font-style-complex="normal" style:font-weight-complex="normal"/>
    </style:style>
    <style:style style:name="T106" style:family="text">
      <style:text-properties fo:color="#000000" style:font-name="Ubuntu1" fo:font-style="normal" style:text-underline-style="none" fo:font-weight="bold" officeooo:rsid="00080521" style:font-style-asian="normal" style:font-weight-asian="bold" style:font-style-complex="normal" style:font-weight-complex="bold"/>
    </style:style>
    <style:style style:name="T107" style:family="text">
      <style:text-properties fo:color="#000000" style:font-name="Ubuntu1" fo:font-style="normal" style:text-underline-style="none" fo:font-weight="bold" officeooo:rsid="0009c5a6" style:font-style-asian="normal" style:font-weight-asian="bold" style:font-style-complex="normal" style:font-weight-complex="bold"/>
    </style:style>
    <style:style style:name="T108" style:family="text">
      <style:text-properties fo:color="#000000" style:font-name="Ubuntu1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color="#000000" style:font-name="Ubuntu1" fo:font-style="normal" fo:font-weight="normal" officeooo:rsid="0009c5a6" style:font-style-asian="normal" style:font-weight-asian="normal" style:font-style-complex="normal" style:font-weight-complex="normal"/>
    </style:style>
    <style:style style:name="T110" style:family="text">
      <style:text-properties fo:color="#000000" style:font-name="Ubuntu1" fo:font-style="normal" fo:font-weight="normal" officeooo:rsid="000d92f5" style:font-style-asian="normal" style:font-weight-asian="normal" style:font-style-complex="normal" style:font-weight-complex="normal"/>
    </style:style>
    <style:style style:name="T111" style:family="text">
      <style:text-properties fo:color="#000000" style:font-name="Ubuntu1" fo:font-style="normal" fo:font-weight="normal" officeooo:rsid="000e39a4" style:font-style-asian="normal" style:font-weight-asian="normal" style:font-style-complex="normal" style:font-weight-complex="normal"/>
    </style:style>
    <style:style style:name="T112" style:family="text">
      <style:text-properties fo:color="#000000" style:font-name="Ubuntu1" fo:font-style="normal" fo:font-weight="normal" officeooo:rsid="0010d529" style:font-style-asian="normal" style:font-weight-asian="normal" style:font-style-complex="normal" style:font-weight-complex="normal"/>
    </style:style>
    <style:style style:name="T113" style:family="text">
      <style:text-properties fo:color="#000000" style:font-name="Ubuntu1" fo:font-style="normal" fo:font-weight="normal" officeooo:rsid="00118cc5" style:font-style-asian="normal" style:font-weight-asian="normal" style:font-style-complex="normal" style:font-weight-complex="normal"/>
    </style:style>
    <style:style style:name="T114" style:family="text">
      <style:text-properties fo:color="#000000" style:font-name="Ubuntu1" fo:font-style="normal" fo:font-weight="normal" officeooo:rsid="0015dfd7" style:font-style-asian="normal" style:font-weight-asian="normal" style:font-style-complex="normal" style:font-weight-complex="normal"/>
    </style:style>
    <style:style style:name="T115" style:family="text">
      <style:text-properties fo:color="#000000" style:font-name="Ubuntu1" fo:font-size="16pt" fo:font-style="normal" style:text-underline-style="none" fo:font-weight="bold" officeooo:rsid="00080521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color="#000000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color="#000000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000000" style:text-position="0% 100%" style:font-name="Ubuntu1" fo:font-size="12pt" fo:font-style="normal" style:text-underline-style="none" fo:font-weight="normal" officeooo:rsid="0017770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style:text-position="0% 100%" style:font-name="Ubuntu1" fo:font-size="12pt" fo:font-style="normal" style:text-underline-style="none" fo:font-weight="normal" officeooo:rsid="0076db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style:text-position="0% 100%" style:font-name="Ubuntu1" fo:font-size="12pt" fo:font-style="normal" style:text-underline-style="none" fo:font-weight="normal" officeooo:rsid="0078c51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style:text-position="0% 100%" style:font-name="Ubuntu1" fo:font-size="12pt" fo:font-style="normal" style:text-underline-style="none" fo:font-weight="normal" officeooo:rsid="00755b3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000000" style:text-position="0% 100%" style:font-name="Ubuntu1" fo:font-size="12pt" fo:font-style="normal" style:text-underline-style="none" fo:font-weight="normal" officeooo:rsid="0085afe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color="#000000" style:text-position="0% 100%" style:font-name="Ubuntu1" fo:font-size="12pt" fo:font-style="normal" style:text-underline-style="none" fo:font-weight="bold" officeooo:rsid="007f55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4" style:family="text">
      <style:text-properties fo:color="#000000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0017770d" style:font-style-asian="normal" style:font-style-complex="normal"/>
    </style:style>
    <style:style style:name="T127" style:family="text">
      <style:text-properties fo:font-style="normal" officeooo:rsid="001aaacb" style:font-style-asian="normal" style:font-style-complex="normal"/>
    </style:style>
    <style:style style:name="T128" style:family="text">
      <style:text-properties fo:font-style="normal" officeooo:rsid="001eaa12" style:font-style-asian="normal" style:font-style-complex="normal"/>
    </style:style>
    <style:style style:name="T129" style:family="text">
      <style:text-properties fo:font-style="normal" officeooo:rsid="0021dd90" style:font-style-asian="normal" style:font-style-complex="normal"/>
    </style:style>
    <style:style style:name="T1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1eaa12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022ce6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228eb7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246b2c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25dacd" style:font-style-asian="normal" style:font-weight-asian="bold" style:font-style-complex="normal" style:font-weight-complex="bold"/>
    </style:style>
    <style:style style:name="T136" style:family="text">
      <style:text-properties fo:color="#3399ff"/>
    </style:style>
    <style:style style:name="T137" style:family="text">
      <style:text-properties fo:color="#009933" style:font-name="Ubuntu1" fo:font-style="normal" style:text-underline-style="none" fo:font-weight="bold" officeooo:rsid="0015dfd7" style:font-style-asian="normal" style:font-weight-asian="bold" style:font-style-complex="normal" style:font-weight-complex="bold"/>
    </style:style>
    <style:style style:name="T138" style:family="text">
      <style:text-properties officeooo:rsid="001aaacb"/>
    </style:style>
    <style:style style:name="T139" style:family="text">
      <style:text-properties officeooo:rsid="001eaa12"/>
    </style:style>
    <style:style style:name="T140" style:family="text">
      <style:text-properties officeooo:rsid="0025dacd"/>
    </style:style>
    <style:style style:name="T141" style:family="text">
      <style:text-properties officeooo:rsid="002fcd8a"/>
    </style:style>
    <style:style style:name="T142" style:family="text">
      <style:text-properties style:text-position="0% 100%"/>
    </style:style>
    <style:style style:name="T143" style:family="text">
      <style:text-properties style:text-position="0% 100%" fo:font-weight="bold" style:font-weight-asian="bold" style:font-weight-complex="bold"/>
    </style:style>
    <style:style style:name="T144" style:family="text">
      <style:text-properties style:text-position="0% 100%" fo:font-weight="bold" officeooo:rsid="0030b9a2" style:font-weight-asian="bold" style:font-weight-complex="bold"/>
    </style:style>
    <style:style style:name="T145" style:family="text">
      <style:text-properties style:text-position="0% 100%" fo:font-weight="bold" officeooo:rsid="00228eb7" style:font-weight-asian="bold" style:font-weight-complex="bold"/>
    </style:style>
    <style:style style:name="T146" style:family="text">
      <style:text-properties style:text-position="0% 100%" fo:font-weight="bold" officeooo:rsid="002fcd8a" style:font-weight-asian="bold" style:font-weight-complex="bold"/>
    </style:style>
    <style:style style:name="T147" style:family="text">
      <style:text-properties style:text-position="0% 100%" fo:font-weight="bold" officeooo:rsid="001eaa12" style:font-weight-asian="bold" style:font-weight-complex="bold"/>
    </style:style>
    <style:style style:name="T148" style:family="text">
      <style:text-properties style:text-position="0% 100%" fo:font-weight="bold" officeooo:rsid="003db403" style:font-weight-asian="bold" style:font-weight-complex="bold"/>
    </style:style>
    <style:style style:name="T149" style:family="text">
      <style:text-properties style:text-position="0% 100%" fo:font-weight="bold" officeooo:rsid="004027b6" style:font-weight-asian="bold" style:font-weight-complex="bold"/>
    </style:style>
    <style:style style:name="T150" style:family="text">
      <style:text-properties style:text-position="0% 100%" fo:font-weight="bold" officeooo:rsid="0043e30d" style:font-weight-asian="bold" style:font-weight-complex="bold"/>
    </style:style>
    <style:style style:name="T151" style:family="text">
      <style:text-properties style:text-position="0% 100%" fo:font-weight="bold" officeooo:rsid="00022ce6" style:font-weight-asian="bold" style:font-weight-complex="bold"/>
    </style:style>
    <style:style style:name="T152" style:family="text">
      <style:text-properties style:text-position="0% 100%" fo:font-weight="bold" officeooo:rsid="003c142d" style:font-weight-asian="bold" style:font-weight-complex="bold"/>
    </style:style>
    <style:style style:name="T153" style:family="text">
      <style:text-properties style:text-position="0% 100%" fo:font-weight="bold" officeooo:rsid="004c2f13" style:font-weight-asian="bold" style:font-weight-complex="bold"/>
    </style:style>
    <style:style style:name="T154" style:family="text">
      <style:text-properties style:text-position="0% 100%" fo:font-weight="bold" officeooo:rsid="002a7c9f" style:font-weight-asian="bold" style:font-weight-complex="bold"/>
    </style:style>
    <style:style style:name="T155" style:family="text">
      <style:text-properties style:text-position="0% 100%" fo:font-weight="bold" officeooo:rsid="00567d4c" style:font-weight-asian="bold" style:font-weight-complex="bold"/>
    </style:style>
    <style:style style:name="T156" style:family="text">
      <style:text-properties style:text-position="0% 100%" fo:font-weight="bold" officeooo:rsid="005e5079" style:font-weight-asian="bold" style:font-weight-complex="bold"/>
    </style:style>
    <style:style style:name="T157" style:family="text">
      <style:text-properties style:text-position="0% 100%" fo:font-weight="bold" officeooo:rsid="0061a10d" style:font-weight-asian="bold" style:font-weight-complex="bold"/>
    </style:style>
    <style:style style:name="T158" style:family="text">
      <style:text-properties style:text-position="0% 100%" fo:font-weight="bold" officeooo:rsid="00941026" fo:background-color="transparent" loext:char-shading-value="0" style:font-name-asian="Ubuntu" style:font-weight-asian="bold" style:font-name-complex="Ubuntu" style:font-weight-complex="bold"/>
    </style:style>
    <style:style style:name="T159" style:family="text">
      <style:text-properties style:text-position="0% 100%" officeooo:rsid="002fcd8a"/>
    </style:style>
    <style:style style:name="T160" style:family="text">
      <style:text-properties style:text-position="0% 100%" officeooo:rsid="0030b9a2"/>
    </style:style>
    <style:style style:name="T161" style:family="text">
      <style:text-properties style:text-position="0% 100%" officeooo:rsid="0034986b"/>
    </style:style>
    <style:style style:name="T162" style:family="text">
      <style:text-properties style:text-position="0% 100%" officeooo:rsid="0021dd90"/>
    </style:style>
    <style:style style:name="T163" style:family="text">
      <style:text-properties style:text-position="0% 100%" officeooo:rsid="001eaa12"/>
    </style:style>
    <style:style style:name="T164" style:family="text">
      <style:text-properties style:text-position="0% 100%" officeooo:rsid="0036c615"/>
    </style:style>
    <style:style style:name="T165" style:family="text">
      <style:text-properties style:text-position="0% 100%" officeooo:rsid="00373a1d"/>
    </style:style>
    <style:style style:name="T166" style:family="text">
      <style:text-properties style:text-position="0% 100%" style:text-underline-style="solid" style:text-underline-width="auto" style:text-underline-color="font-color" officeooo:rsid="002429a5"/>
    </style:style>
    <style:style style:name="T167" style:family="text">
      <style:text-properties style:text-position="0% 100%" style:text-underline-style="solid" style:text-underline-width="auto" style:text-underline-color="font-color" officeooo:rsid="001eaa12"/>
    </style:style>
    <style:style style:name="T168" style:family="text">
      <style:text-properties style:text-position="0% 100%" style:text-underline-style="solid" style:text-underline-width="auto" style:text-underline-color="font-color" officeooo:rsid="001eaa12" fo:background-color="transparent" loext:char-shading-value="0"/>
    </style:style>
    <style:style style:name="T169" style:family="text">
      <style:text-properties style:text-position="0% 100%" style:text-underline-style="solid" style:text-underline-width="auto" style:text-underline-color="font-color" officeooo:rsid="002429a5" fo:background-color="transparent" loext:char-shading-value="0"/>
    </style:style>
    <style:style style:name="T170" style:family="text">
      <style:text-properties style:text-position="0% 100%" officeooo:rsid="0025dacd"/>
    </style:style>
    <style:style style:name="T171" style:family="text">
      <style:text-properties style:text-position="0% 100%" officeooo:rsid="003db403"/>
    </style:style>
    <style:style style:name="T172" style:family="text">
      <style:text-properties style:text-position="0% 100%" officeooo:rsid="00022ce6"/>
    </style:style>
    <style:style style:name="T173" style:family="text">
      <style:text-properties style:text-position="0% 100%" officeooo:rsid="004027b6"/>
    </style:style>
    <style:style style:name="T174" style:family="text">
      <style:text-properties style:text-position="0% 100%" officeooo:rsid="0043e30d"/>
    </style:style>
    <style:style style:name="T175" style:family="text">
      <style:text-properties style:text-position="0% 100%" officeooo:rsid="0045ded6"/>
    </style:style>
    <style:style style:name="T176" style:family="text">
      <style:text-properties style:text-position="0% 100%" officeooo:rsid="00478312"/>
    </style:style>
    <style:style style:name="T177" style:family="text">
      <style:text-properties style:text-position="0% 100%" officeooo:rsid="00488600"/>
    </style:style>
    <style:style style:name="T178" style:family="text">
      <style:text-properties style:text-position="0% 100%" officeooo:rsid="004c2f13"/>
    </style:style>
    <style:style style:name="T179" style:family="text">
      <style:text-properties style:text-position="0% 100%" officeooo:rsid="005156d1"/>
    </style:style>
    <style:style style:name="T180" style:family="text">
      <style:text-properties style:text-position="0% 100%" officeooo:rsid="0017770d"/>
    </style:style>
    <style:style style:name="T181" style:family="text">
      <style:text-properties style:text-position="0% 100%" officeooo:rsid="0061a10d"/>
    </style:style>
    <style:style style:name="T182" style:family="text">
      <style:text-properties style:text-position="0% 100%" fo:background-color="transparent" loext:char-shading-value="0"/>
    </style:style>
    <style:style style:name="T183" style:family="text">
      <style:text-properties style:text-position="0% 100%" officeooo:rsid="005156d1" fo:background-color="transparent" loext:char-shading-value="0"/>
    </style:style>
    <style:style style:name="T184" style:family="text">
      <style:text-properties style:text-position="0% 100%" officeooo:rsid="00022ce6" fo:background-color="transparent" loext:char-shading-value="0"/>
    </style:style>
    <style:style style:name="T185" style:family="text">
      <style:text-properties style:text-position="0% 100%" officeooo:rsid="0070a388" fo:background-color="transparent" loext:char-shading-value="0"/>
    </style:style>
    <style:style style:name="T186" style:family="text">
      <style:text-properties style:text-position="0% 100%" officeooo:rsid="0061a10d" fo:background-color="transparent" loext:char-shading-value="0"/>
    </style:style>
    <style:style style:name="T187" style:family="text">
      <style:text-properties style:text-position="0% 100%" officeooo:rsid="0030b9a2" fo:background-color="transparent" loext:char-shading-value="0"/>
    </style:style>
    <style:style style:name="T188" style:family="text">
      <style:text-properties style:text-position="0% 100%" officeooo:rsid="0034986b" fo:background-color="transparent" loext:char-shading-value="0"/>
    </style:style>
    <style:style style:name="T189" style:family="text">
      <style:text-properties style:text-position="0% 100%" officeooo:rsid="00755b3c" fo:background-color="transparent" loext:char-shading-value="0"/>
    </style:style>
    <style:style style:name="T190" style:family="text">
      <style:text-properties style:text-position="0% 100%" officeooo:rsid="001aaacb" fo:background-color="transparent" loext:char-shading-value="0"/>
    </style:style>
    <style:style style:name="T191" style:family="text">
      <style:text-properties style:text-position="0% 100%" officeooo:rsid="0078c51e" fo:background-color="transparent" loext:char-shading-value="0"/>
    </style:style>
    <style:style style:name="T192" style:family="text">
      <style:text-properties style:text-position="0% 100%" officeooo:rsid="002429a5" fo:background-color="transparent" loext:char-shading-value="0"/>
    </style:style>
    <style:style style:name="T193" style:family="text">
      <style:text-properties style:text-position="0% 100%" fo:background-color="transparent" loext:char-shading-value="0" style:font-name-asian="Ubuntu" style:font-name-complex="Ubuntu"/>
    </style:style>
    <style:style style:name="T194" style:family="text">
      <style:text-properties style:text-position="0% 100%" officeooo:rsid="00755b3c" fo:background-color="transparent" loext:char-shading-value="0" style:font-name-asian="Ubuntu" style:font-name-complex="Ubuntu"/>
    </style:style>
    <style:style style:name="T195" style:family="text">
      <style:text-properties style:text-position="0% 100%" officeooo:rsid="0092a9d1" fo:background-color="transparent" loext:char-shading-value="0" style:font-name-asian="Ubuntu" style:font-name-complex="Ubuntu"/>
    </style:style>
    <style:style style:name="T196" style:family="text">
      <style:text-properties style:text-position="0% 100%" officeooo:rsid="0025dacd" fo:background-color="transparent" loext:char-shading-value="0" style:font-name-asian="Ubuntu" style:font-name-complex="Ubuntu"/>
    </style:style>
    <style:style style:name="T197" style:family="text">
      <style:text-properties style:text-position="0% 100%" officeooo:rsid="004c2f13" fo:background-color="transparent" loext:char-shading-value="0" style:font-name-asian="Ubuntu" style:font-name-complex="Ubuntu"/>
    </style:style>
    <style:style style:name="T198" style:family="text">
      <style:text-properties style:text-position="0% 100%" officeooo:rsid="009afea0" fo:background-color="transparent" loext:char-shading-value="0" style:font-name-asian="Ubuntu" style:font-name-complex="Ubuntu"/>
    </style:style>
    <style:style style:name="T199" style:family="text">
      <style:text-properties style:text-position="0% 100%" officeooo:rsid="009bea15" fo:background-color="transparent" loext:char-shading-value="0" style:font-name-asian="Ubuntu" style:font-name-complex="Ubuntu"/>
    </style:style>
    <style:style style:name="T200" style:family="text">
      <style:text-properties style:text-position="0% 100%" officeooo:rsid="009b6666" fo:background-color="transparent" loext:char-shading-value="0" style:font-name-asian="Ubuntu" style:font-name-complex="Ubuntu"/>
    </style:style>
    <style:style style:name="T201" style:family="text">
      <style:text-properties style:text-position="0% 100%" officeooo:rsid="009c119f" fo:background-color="transparent" loext:char-shading-value="0" style:font-name-asian="Ubuntu" style:font-name-complex="Ubuntu"/>
    </style:style>
    <style:style style:name="T202" style:family="text">
      <style:text-properties style:text-position="0% 100%" officeooo:rsid="00a3458c" fo:background-color="transparent" loext:char-shading-value="0" style:font-name-asian="Ubuntu" style:font-name-complex="Ubuntu"/>
    </style:style>
    <style:style style:name="T203" style:family="text">
      <style:text-properties style:text-position="0% 100%" officeooo:rsid="005e5079"/>
    </style:style>
    <style:style style:name="T204" style:family="text">
      <style:text-properties style:text-position="0% 100%" officeooo:rsid="0073b305"/>
    </style:style>
    <style:style style:name="T205" style:family="text">
      <style:text-properties style:text-position="0% 100%" fo:font-style="italic" officeooo:rsid="00755b3c" fo:background-color="transparent" loext:char-shading-value="0" style:font-style-asian="italic" style:font-style-complex="italic"/>
    </style:style>
    <style:style style:name="T206" style:family="text">
      <style:text-properties style:text-position="0% 100%" fo:font-style="italic" fo:background-color="transparent" loext:char-shading-value="0" style:font-name-asian="Ubuntu" style:font-style-asian="italic" style:font-name-complex="Ubuntu" style:font-style-complex="italic"/>
    </style:style>
    <style:style style:name="T207" style:family="text">
      <style:text-properties style:text-position="0% 100%" fo:font-style="italic" officeooo:rsid="0092a9d1" fo:background-color="transparent" loext:char-shading-value="0" style:font-name-asian="Ubuntu" style:font-style-asian="italic" style:font-name-complex="Ubuntu" style:font-style-complex="italic"/>
    </style:style>
    <style:style style:name="T208" style:family="text">
      <style:text-properties style:text-position="0% 100%" fo:font-style="italic" officeooo:rsid="009afea0" fo:background-color="transparent" loext:char-shading-value="0" style:font-name-asian="Ubuntu" style:font-style-asian="italic" style:font-name-complex="Ubuntu" style:font-style-complex="italic"/>
    </style:style>
    <style:style style:name="T209" style:family="text">
      <style:text-properties style:text-position="0% 100%" fo:font-style="italic" officeooo:rsid="00a3458c" fo:background-color="transparent" loext:char-shading-value="0" style:font-name-asian="Ubuntu" style:font-style-asian="italic" style:font-name-complex="Ubuntu" style:font-style-complex="italic"/>
    </style:style>
    <style:style style:name="T210" style:family="text">
      <style:text-properties style:text-position="0% 100%" style:font-name="Ubuntu1" officeooo:rsid="00755b3c" fo:background-color="transparent" loext:char-shading-value="0"/>
    </style:style>
    <style:style style:name="T211" style:family="text">
      <style:text-properties style:text-position="0% 100%" style:font-name="Ubuntu1" officeooo:rsid="0085afe6" fo:background-color="transparent" loext:char-shading-value="0"/>
    </style:style>
    <style:style style:name="T212" style:family="text">
      <style:text-properties style:text-position="0% 100%" style:font-name="Ubuntu1" fo:font-style="italic" officeooo:rsid="0085afe6" fo:background-color="transparent" loext:char-shading-value="0" style:font-style-asian="italic" style:font-style-complex="italic"/>
    </style:style>
    <style:style style:name="T213" style:family="text">
      <style:text-properties style:text-position="0% 100%" fo:font-style="normal" fo:background-color="transparent" loext:char-shading-value="0" style:font-name-asian="Ubuntu" style:font-style-asian="normal" style:font-name-complex="Ubuntu" style:font-style-complex="normal"/>
    </style:style>
    <style:style style:name="T214" style:family="text">
      <style:text-properties style:text-position="0% 100%" fo:font-style="normal" officeooo:rsid="009afea0" fo:background-color="transparent" loext:char-shading-value="0" style:font-name-asian="Ubuntu" style:font-style-asian="normal" style:font-name-complex="Ubuntu" style:font-style-complex="normal"/>
    </style:style>
    <style:style style:name="T215" style:family="text">
      <style:text-properties style:text-position="0% 100%" fo:font-style="normal" officeooo:rsid="004c2f13" fo:background-color="transparent" loext:char-shading-value="0" style:font-name-asian="Ubuntu" style:font-style-asian="normal" style:font-name-complex="Ubuntu" style:font-style-complex="normal"/>
    </style:style>
    <style:style style:name="T216" style:family="text">
      <style:text-properties style:text-position="0% 100%" fo:font-style="normal" officeooo:rsid="009bea15" fo:background-color="transparent" loext:char-shading-value="0" style:font-name-asian="Ubuntu" style:font-style-asian="normal" style:font-name-complex="Ubuntu" style:font-style-complex="normal"/>
    </style:style>
    <style:style style:name="T217" style:family="text">
      <style:text-properties style:text-position="0% 100%" fo:font-style="normal" officeooo:rsid="00022ce6" fo:background-color="transparent" loext:char-shading-value="0" style:font-name-asian="Ubuntu" style:font-style-asian="normal" style:font-name-complex="Ubuntu" style:font-style-complex="normal"/>
    </style:style>
    <style:style style:name="T218" style:family="text">
      <style:text-properties style:text-position="0% 100%" fo:font-style="normal" officeooo:rsid="009c119f" fo:background-color="transparent" loext:char-shading-value="0" style:font-name-asian="Ubuntu" style:font-style-asian="normal" style:font-name-complex="Ubuntu" style:font-style-complex="normal"/>
    </style:style>
    <style:style style:name="T219" style:family="text">
      <style:text-properties style:text-position="0% 100%" fo:font-style="normal" officeooo:rsid="0034986b" fo:background-color="transparent" loext:char-shading-value="0" style:font-name-asian="Ubuntu" style:font-style-asian="normal" style:font-name-complex="Ubuntu" style:font-style-complex="normal"/>
    </style:style>
    <style:style style:name="T220" style:family="text">
      <style:text-properties style:text-position="0% 100%" fo:font-style="normal" officeooo:rsid="009f48ca" fo:background-color="transparent" loext:char-shading-value="0" style:font-name-asian="Ubuntu" style:font-style-asian="normal" style:font-name-complex="Ubuntu" style:font-style-complex="normal"/>
    </style:style>
    <style:style style:name="T221" style:family="text">
      <style:text-properties fo:color="#9900ff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222" style:family="text">
      <style:text-properties fo:color="#9933ff" style:text-position="0% 100%" fo:font-weight="bold" officeooo:rsid="0043e30d" style:font-weight-asian="bold" style:font-weight-complex="bold"/>
    </style:style>
    <style:style style:name="T223" style:family="text">
      <style:text-properties fo:color="#9933ff" style:text-position="0% 100%" fo:font-weight="bold" officeooo:rsid="0092a9d1" fo:background-color="transparent" loext:char-shading-value="0" style:font-name-asian="Ubuntu" style:font-weight-asian="bold" style:font-name-complex="Ubuntu" style:font-weight-complex="bold"/>
    </style:style>
    <style:style style:name="T224" style:family="text">
      <style:text-properties fo:color="#007826" style:text-position="0% 100%" fo:font-weight="bold" officeooo:rsid="0061a10d" fo:background-color="transparent" loext:char-shading-value="0" style:font-weight-asian="bold" style:font-weight-complex="bold"/>
    </style:style>
    <style:style style:name="T225" style:family="text">
      <style:text-properties fo:color="#00cc33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26" style:family="text">
      <style:text-properties fo:color="#00ccff" style:text-position="0% 100%" officeooo:rsid="001aaacb" fo:background-color="transparent" loext:char-shading-value="0" style:font-name-asian="Ubuntu" style:font-name-complex="Ubuntu"/>
    </style:style>
    <style:style style:name="T227" style:family="text">
      <style:text-properties fo:color="#ff66ff" style:text-position="0% 100%" fo:font-weight="bold" officeooo:rsid="0092a9d1" fo:background-color="transparent" loext:char-shading-value="0" style:font-name-asian="Ubuntu" style:font-weight-asian="bold" style:font-name-complex="Ubuntu" style:font-weight-complex="bold"/>
    </style:style>
    <style:style style:name="T228" style:family="text">
      <style:text-properties style:text-position="sub 58%" fo:font-style="normal" fo:background-color="transparent" loext:char-shading-value="0" style:font-name-asian="Ubuntu" style:font-style-asian="normal" style:font-name-complex="Ubuntu" style:font-style-complex="normal"/>
    </style:style>
    <style:style style:name="T229" style:family="text">
      <style:text-properties style:text-position="sub 58%" fo:font-style="normal" officeooo:rsid="002fcd8a" fo:background-color="transparent" loext:char-shading-value="0" style:font-name-asian="Ubuntu" style:font-style-asian="normal" style:font-name-complex="Ubuntu" style:font-style-complex="normal"/>
    </style:style>
    <style:style style:name="T230" style:family="text">
      <style:text-properties style:text-position="sub 58%" fo:font-style="normal" officeooo:rsid="009bea15" fo:background-color="transparent" loext:char-shading-value="0" style:font-name-asian="Ubuntu" style:font-style-asian="normal" style:font-name-complex="Ubuntu" style:font-style-complex="normal"/>
    </style:style>
    <style:style style:name="T231" style:family="text">
      <style:text-properties style:text-position="sub 58%" fo:font-style="normal" officeooo:rsid="009c119f" fo:background-color="transparent" loext:char-shading-value="0" style:font-name-asian="Ubuntu" style:font-style-asian="normal" style:font-name-complex="Ubuntu" style:font-style-complex="normal"/>
    </style:style>
    <style:style style:name="T232" style:family="text">
      <style:text-properties style:text-position="sub 58%" fo:font-style="normal" officeooo:rsid="009e1175" fo:background-color="transparent" loext:char-shading-value="0" style:font-name-asian="Ubuntu" style:font-style-asian="normal" style:font-name-complex="Ubuntu" style:font-style-complex="normal"/>
    </style:style>
    <style:style style:name="T233" style:family="text">
      <style:text-properties fo:color="#ffffff" style:text-position="0% 100%" fo:font-style="italic" officeooo:rsid="00a3458c" fo:background-color="transparent" loext:char-shading-value="0" style:font-name-asian="Ubuntu" style:font-style-asian="italic" style:font-name-complex="Ubuntu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pter 4</text:p>
      <text:p text:style-name="P3">Division</text:p>
      <text:p text:style-name="P2"><text:tab/>When one integer is divided by a second <text:span text:style-name="T1">nonzero integer</text:span>, the quotient may or may not be an <text:span text:style-name="T136">integer</text:span>. </text:p>
      <text:p text:style-name="P2"/>
      <text:p text:style-name="P1">EX</text:p>
      <text:p text:style-name="P69"><text:tab/><draw:frame draw:style-name="fr1" draw:name="Object1" text:anchor-type="as-char" svg:y="-0.2445in" svg:width="0.2783in" svg:height="0.3937in" draw:z-index="0"><draw:object xlink:href="./Object 1" xlink:type="simple" xlink:show="embed" xlink:actuate="onLoad"/><draw:image xlink:href="./ObjectReplacements/Object 1" xlink:type="simple" xlink:show="embed" xlink:actuate="onLoad"/></draw:frame>= 3 <text:span text:style-name="T4">√</text:span><text:span text:style-name="T3"> </text:span><text:span text:style-name="T2">, </text:span><text:span text:style-name="T6"><draw:frame draw:style-name="fr1" draw:name="Object2" text:anchor-type="as-char" svg:y="-0.2445in" svg:width="0.272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= 2.75 </text:span><text:span text:style-name="T8">x</text:span></text:p>
      <text:p text:style-name="P6"/>
      <text:p text:style-name="P13"><text:span text:style-name="T138">DEFINITION</text:span></text:p>
      <text:p text:style-name="P15"><text:span text:style-name="T88">If </text:span><text:span text:style-name="T32">A</text:span><text:span text:style-name="T88"> and </text:span><text:span text:style-name="T50">B</text:span><text:span text:style-name="T88"> are integers with </text:span><text:span text:style-name="T32">A</text:span><text:span text:style-name="T88"> != 0, we say that </text:span><text:span text:style-name="T32">A</text:span><text:span text:style-name="T88"> </text:span><text:span text:style-name="T91">divides</text:span><text:span text:style-name="T88"> </text:span><text:span text:style-name="T50">B</text:span><text:span text:style-name="T89">,</text:span><text:span text:style-name="T90">i</text:span><text:span text:style-name="T88">f there is an integer </text:span><text:span text:style-name="T73">C </text:span><text:span text:style-name="T89">, </text:span><text:span text:style-name="T90">such that </text:span><text:span text:style-name="T50">B </text:span><text:span text:style-name="T90">= </text:span><text:span text:style-name="T32">A</text:span><text:span text:style-name="T73">C</text:span><text:span text:style-name="T89">. </text:span><text:span text:style-name="T90">When </text:span><text:span text:style-name="T32">A </text:span><text:span text:style-name="T90">divides </text:span><text:span text:style-name="T50">B</text:span><text:span text:style-name="T51"> </text:span><text:span text:style-name="T90">we say that </text:span><text:span text:style-name="T32">A </text:span><text:span text:style-name="T90">is a </text:span><text:span text:style-name="T92">factor</text:span><text:span text:style-name="T90"> or </text:span><text:span text:style-name="T92">divisor </text:span><text:span text:style-name="T97">of </text:span><text:span text:style-name="T52">B</text:span><text:span text:style-name="T98">,</text:span><text:span text:style-name="T97"> </text:span><text:span text:style-name="T99">and that is a </text:span><text:span text:style-name="T52">B</text:span><text:span text:style-name="T53"> </text:span><text:span text:style-name="T93">multiple</text:span><text:span text:style-name="T99"> of </text:span><text:span text:style-name="T33">A</text:span><text:span text:style-name="T99">. </text:span><text:span text:style-name="T100">The notation </text:span><text:span text:style-name="T33">A</text:span><text:span text:style-name="T106">|</text:span><text:span text:style-name="T52">B</text:span><text:span text:style-name="T100"> denotes </text:span><text:span text:style-name="T33">A</text:span><text:span text:style-name="T98"> </text:span><text:span text:style-name="T94">divides</text:span><text:span text:style-name="T98"> </text:span><text:span text:style-name="T52">B</text:span><text:span text:style-name="T98">. </text:span><text:span text:style-name="T101">We write </text:span><text:span text:style-name="T33">A</text:span><text:span text:style-name="T107">∤</text:span><text:span text:style-name="T52">B</text:span><text:span text:style-name="T101"> </text:span><text:bookmark text:name="MathJax-Span-38"/><text:span text:style-name="T101">, when does </text:span><text:span text:style-name="T33">A </text:span><text:span text:style-name="T101">not divide into </text:span><text:span text:style-name="T52">B</text:span><text:span text:style-name="T101">.</text:span></text:p>
      <text:p text:style-name="P10"><text:span text:style-name="T34">A</text:span><text:span text:style-name="T115">|</text:span><text:span text:style-name="T57">B </text:span><text:span text:style-name="T117">&lt;</text:span><text:span text:style-name="T116">=</text:span><text:span text:style-name="T117">&gt;</text:span><text:span text:style-name="T58"> B</text:span><text:span text:style-name="T116">/</text:span><text:span text:style-name="T34">A </text:span><text:span text:style-name="T117">=</text:span><text:span text:style-name="T35"> </text:span><text:span text:style-name="T221">K</text:span></text:p>
      <text:p text:style-name="P12"/>
      <text:p text:style-name="P7"><text:span text:style-name="T109">E</text:span><text:span text:style-name="T108">X</text:span></text:p>
      <text:p text:style-name="P8"><text:span text:style-name="T108"><text:tab/></text:span><text:span text:style-name="T113">(1) </text:span><text:span text:style-name="T108">Determine whether 3|7 and 3|12.</text:span></text:p>
      <text:p text:style-name="P4"/>
      <text:p text:style-name="P4">Solution:</text:p>
      <text:p text:style-name="P9"><text:span text:style-name="T108"><text:tab/> </text:span><text:span text:style-name="T108"><draw:frame draw:style-name="fr1" draw:name="Object3" text:anchor-type="as-char" svg:y="-0.2445in" svg:width="0.1992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0">= <text:s/>3.5 , which is not an integer , </text:span><text:span text:style-name="T111">thus 3</text:span><text:span text:style-name="T109">∤</text:span><text:span text:style-name="T111">7</text:span></text:p>
      <text:p text:style-name="P9"><text:span text:style-name="T108"><text:tab/> </text:span><text:span text:style-name="T108"><draw:frame draw:style-name="fr1" draw:name="Object4" text:anchor-type="as-char" svg:y="-0.2445in" svg:width="0.2783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0">= 3 <text:s text:c="3"/>, which is </text:span><text:span text:style-name="T112">an</text:span><text:span text:style-name="T110"> integer , </text:span><text:span text:style-name="T111">thus 3</text:span><text:span text:style-name="T112">|12</text:span><text:span text:style-name="T111"> <text:s/></text:span><text:span text:style-name="T110"><text:tab/></text:span></text:p>
      <text:p text:style-name="P5"><text:tab/></text:p>
      <text:p text:style-name="P14"><text:span text:style-name="T113">(2) Let </text:span><text:span text:style-name="T9">n</text:span><text:span text:style-name="T113"> and </text:span><text:span text:style-name="T54">d</text:span><text:span text:style-name="T113"> be positive integers. How many positive integers are not exceeding </text:span><text:span text:style-name="T9">n</text:span><text:span text:style-name="T113"> are divisible by </text:span><text:span text:style-name="T54">d</text:span><text:span text:style-name="T113">?</text:span></text:p>
      <text:p text:style-name="P40"/>
      <text:p text:style-name="P68">Solution:</text:p>
      <text:p text:style-name="P62"><text:span text:style-name="T95"><text:tab/></text:span><text:span text:style-name="T102">The positive integers divisible by </text:span><text:span text:style-name="T55">d </text:span><text:span text:style-name="T102">are all integers of the form </text:span><text:span text:style-name="T55">d</text:span><text:span text:style-name="T96">*</text:span><text:span text:style-name="T137">k</text:span><text:span text:style-name="T102"> , where </text:span><text:span text:style-name="T137">k</text:span><text:span text:style-name="T102"> is a positive integer. </text:span><text:span text:style-name="T103">The number of positive numbers divisible by </text:span><text:span text:style-name="T55">d</text:span><text:span text:style-name="T103"> that do not exceed </text:span><text:span text:style-name="T10">n</text:span><text:span text:style-name="T103"> equals the number of integers </text:span><text:span text:style-name="T137">k</text:span><text:span text:style-name="T103"> with 0 &lt; </text:span><text:span text:style-name="T55">d</text:span><text:span text:style-name="T96">*</text:span><text:span text:style-name="T137">k </text:span><text:span text:style-name="T114">≤ </text:span><text:span text:style-name="T10">n</text:span></text:p>
      <text:p text:style-name="P22"><text:span text:style-name="T11">n = 14 </text:span><text:span text:style-name="T103">;</text:span><text:span text:style-name="T11"> <text:s/></text:span><text:span text:style-name="T55">d </text:span><text:span text:style-name="T56">= 2 </text:span><text:span text:style-name="T103">;</text:span></text:p>
      <text:p text:style-name="P23"><text:span text:style-name="T137">k</text:span><text:span text:style-name="T104"> = 1, 2, 7</text:span></text:p>
      <text:p text:style-name="P23"><text:span text:style-name="T105">Thus , </text:span><text:span text:style-name="T104">3 integers</text:span><text:span text:style-name="T103"> </text:span></text:p>
      <text:p text:style-name="P63"><text:span text:style-name="T127">THEOREM</text:span></text:p>
      <text:p text:style-name="P16"><text:span text:style-name="T126">L</text:span><text:span text:style-name="T125">et </text:span><text:span text:style-name="T31">A</text:span><text:span text:style-name="T125">, </text:span><text:span text:style-name="T47">B</text:span><text:span text:style-name="T125">, and </text:span><text:span text:style-name="T75">C</text:span><text:span text:style-name="T125"> be integers, where </text:span><text:span text:style-name="T31">A</text:span><text:span text:style-name="T125"> != 0. Then</text:span></text:p>
      <text:p text:style-name="P18"/>
      <text:p text:style-name="P17"><text:span text:style-name="T125">(</text:span><text:span text:style-name="T129">i</text:span><text:span text:style-name="T125">) </text:span><text:span text:style-name="T128">if <text:s/></text:span><text:span text:style-name="T31">A</text:span><text:span text:style-name="T131">|</text:span><text:span text:style-name="T47">B </text:span><text:span text:style-name="T128">and </text:span><text:span text:style-name="T31">A</text:span><text:span text:style-name="T131">|</text:span><text:span text:style-name="T75">C</text:span><text:span text:style-name="T128">, then </text:span><text:span text:style-name="T31">A</text:span><text:span text:style-name="T131">|</text:span><text:span text:style-name="T133">(</text:span><text:span text:style-name="T47">B</text:span><text:span text:style-name="T133">+</text:span><text:span text:style-name="T48"> </text:span><text:span text:style-name="T75">C</text:span><text:span text:style-name="T133">) </text:span><text:span text:style-name="T134">== <text:s/></text:span><text:span text:style-name="T31">A</text:span><text:span text:style-name="T131">|</text:span><text:span text:style-name="T47">B </text:span><text:span text:style-name="T134">+</text:span><text:span text:style-name="T49"> </text:span><text:span text:style-name="T31">A</text:span><text:span text:style-name="T131">|</text:span><text:span text:style-name="T75">C</text:span><text:span text:style-name="T128">;</text:span></text:p>
      <text:p text:style-name="P27"><text:span text:style-name="T128">E</text:span><text:span text:style-name="T125">X</text:span></text:p>
      <text:p text:style-name="P25"><text:span text:style-name="T31">A </text:span><text:span text:style-name="T30">= 3 </text:span><text:span text:style-name="T130">,</text:span><text:span text:style-name="T30"> </text:span><text:span text:style-name="T47">B </text:span><text:span text:style-name="T46">= 12</text:span><text:span text:style-name="T130"> ,</text:span><text:span text:style-name="T30"> <text:s/></text:span><text:span text:style-name="T75">C </text:span><text:span text:style-name="T74">= 15</text:span></text:p>
      <text:p text:style-name="P25"><text:span text:style-name="T31">A</text:span><text:span text:style-name="T131">|</text:span><text:span text:style-name="T47">B </text:span><text:span text:style-name="T130">= 4</text:span><text:span text:style-name="T46"> <text:s text:c="4"/></text:span><text:span text:style-name="T31">A</text:span><text:span text:style-name="T131">|</text:span><text:span text:style-name="T75">C</text:span><text:span text:style-name="T132"> </text:span><text:span text:style-name="T130">= 5</text:span></text:p>
      <text:p text:style-name="P26"><text:span text:style-name="T130"><text:tab/></text:span><text:span text:style-name="T31">A</text:span><text:span text:style-name="T131">|</text:span><text:span text:style-name="T133">(</text:span><text:span text:style-name="T47">B</text:span><text:span text:style-name="T133">+</text:span><text:span text:style-name="T48"> </text:span><text:span text:style-name="T75">C</text:span><text:span text:style-name="T133">) </text:span><text:span text:style-name="T130">= (12+15) / 3 = 9 </text:span><text:span text:style-name="T135">or </text:span><text:span text:style-name="T31">A</text:span><text:span text:style-name="T131">|</text:span><text:span text:style-name="T47">B </text:span><text:span text:style-name="T134">+</text:span><text:span text:style-name="T49"> </text:span><text:span text:style-name="T31">A</text:span><text:span text:style-name="T131">|</text:span><text:span text:style-name="T75">C</text:span><text:span text:style-name="T132"> </text:span><text:span text:style-name="T135">= 5 + 4 = 9</text:span></text:p>
      <text:p text:style-name="P28"><text:soft-page-break/><text:span text:style-name="T140">P</text:span>roof</text:p>
      <text:p text:style-name="P31"><text:tab/>Definition of divisibility says if x<text:span text:style-name="T139">|</text:span>y , then y = x*<text:span text:style-name="T7">k</text:span></text:p>
      <text:p text:style-name="P35"><text:span text:style-name="T29">A</text:span><text:span text:style-name="T67">|</text:span><text:span text:style-name="T43">B </text:span><text:span text:style-name="T28">-&gt; </text:span><text:span text:style-name="T43">B </text:span><text:span text:style-name="T68">=</text:span><text:span text:style-name="T44"> </text:span><text:span text:style-name="T29">A</text:span><text:span text:style-name="T28">*</text:span><text:span text:style-name="T12">k</text:span><text:span text:style-name="T15">1</text:span><text:span text:style-name="T13"><text:tab/> </text:span><text:span text:style-name="T29">A</text:span><text:span text:style-name="T67">|</text:span><text:span text:style-name="T72">C</text:span><text:span text:style-name="T28">-&gt; </text:span><text:span text:style-name="T72">C</text:span><text:span text:style-name="T43"> </text:span><text:span text:style-name="T68">=</text:span><text:span text:style-name="T44"> </text:span><text:span text:style-name="T29">A</text:span><text:span text:style-name="T28">*</text:span><text:span text:style-name="T13"> </text:span><text:span text:style-name="T12">k</text:span><text:span text:style-name="T15">2</text:span></text:p>
      <text:p text:style-name="P38"><text:span text:style-name="T13"><text:tab/></text:span>Thus,</text:p>
      <text:p text:style-name="P39"><text:tab/><text:span text:style-name="T69">(</text:span><text:span text:style-name="T43">B </text:span><text:span text:style-name="T69">+</text:span><text:span text:style-name="T45"> </text:span><text:span text:style-name="T72">C</text:span><text:span text:style-name="T69">) </text:span><text:span text:style-name="T70">=</text:span><text:span text:style-name="T141"> </text:span><text:span text:style-name="T29">A</text:span><text:span text:style-name="T71">( </text:span><text:span text:style-name="T12">k</text:span><text:span text:style-name="T15">1</text:span><text:span text:style-name="T144">+</text:span><text:span text:style-name="T18">k</text:span><text:span text:style-name="T15">2</text:span><text:span text:style-name="T144">)</text:span></text:p>
      <text:p text:style-name="P41"><text:span text:style-name="T144"><text:s text:c="3"/>= </text:span><text:span text:style-name="T145">(</text:span><text:span text:style-name="T60">B </text:span><text:span text:style-name="T145">+</text:span><text:span text:style-name="T61"> </text:span><text:span text:style-name="T77">C</text:span><text:span text:style-name="T145">) </text:span><text:span text:style-name="T146">=</text:span><text:span text:style-name="T159"> </text:span><text:span text:style-name="T37">A</text:span><text:span text:style-name="T144">( </text:span><text:span text:style-name="T18">k</text:span><text:span text:style-name="T14">3</text:span><text:span text:style-name="T144">) </text:span><text:span text:style-name="T160">, </text:span><text:span text:style-name="T161">this is definition of divisibility</text:span></text:p>
      <text:p text:style-name="P58"/>
      <text:p text:style-name="P19"><text:span text:style-name="T161">(</text:span><text:span text:style-name="T162">i</text:span><text:span text:style-name="T164">i</text:span><text:span text:style-name="T161">) </text:span><text:span text:style-name="T163">if <text:s/></text:span><text:span text:style-name="T37">A</text:span><text:span text:style-name="T147">|</text:span><text:span text:style-name="T60">B </text:span><text:span text:style-name="T165">then</text:span><text:span text:style-name="T163"> </text:span><text:span text:style-name="T37">A</text:span><text:span text:style-name="T147">|</text:span><text:span text:style-name="T60">B</text:span><text:span text:style-name="T77">C</text:span><text:span text:style-name="T78"> </text:span><text:span text:style-name="T165">for all integers </text:span><text:span text:style-name="T77">C</text:span><text:span text:style-name="T163">;</text:span></text:p>
      <text:p text:style-name="P36"><text:span text:style-name="T167">E</text:span><text:span text:style-name="T166">X</text:span></text:p>
      <text:p text:style-name="P42"><text:span text:style-name="T37">A </text:span><text:span text:style-name="T36">= 3 </text:span><text:span text:style-name="T143">,</text:span><text:span text:style-name="T36"> </text:span><text:span text:style-name="T60">B </text:span><text:span text:style-name="T59">= 12</text:span><text:span text:style-name="T143"> ,</text:span><text:span text:style-name="T36"> <text:s/></text:span><text:span text:style-name="T77">C </text:span><text:span text:style-name="T76">= </text:span><text:span text:style-name="T79">0,1,2,3,4,5….</text:span></text:p>
      <text:p text:style-name="P42"><text:span text:style-name="T36">3</text:span><text:span text:style-name="T152">|</text:span><text:span text:style-name="T59">12</text:span><text:span text:style-name="T152">(</text:span><text:span text:style-name="T81">C</text:span><text:span text:style-name="T152">) <text:s/></text:span></text:p>
      <text:p text:style-name="P29"><text:span text:style-name="T170">P</text:span><text:span text:style-name="T142">roof</text:span></text:p>
      <text:p text:style-name="P32"><text:span text:style-name="T142"><text:tab/></text:span><text:span text:style-name="T171">Since </text:span><text:span text:style-name="T60">B </text:span><text:span text:style-name="T143">=</text:span><text:span text:style-name="T59"> </text:span><text:span text:style-name="T37">A</text:span><text:span text:style-name="T172">*</text:span><text:span text:style-name="T19">k </text:span><text:span text:style-name="T171">then</text:span><text:span text:style-name="T19"> </text:span><text:span text:style-name="T60">B</text:span><text:span text:style-name="T148">* </text:span><text:span text:style-name="T77">C</text:span><text:span text:style-name="T19"> </text:span><text:span text:style-name="T148">=</text:span><text:span text:style-name="T19"> </text:span><text:span text:style-name="T37">A</text:span><text:span text:style-name="T151">*</text:span><text:span text:style-name="T172"> </text:span><text:span text:style-name="T173">(</text:span><text:span text:style-name="T19">k</text:span><text:span text:style-name="T148">*</text:span><text:span text:style-name="T77">C</text:span><text:span text:style-name="T149">) , (</text:span><text:span text:style-name="T19">k</text:span><text:span text:style-name="T148">*</text:span><text:span text:style-name="T77">C</text:span><text:span text:style-name="T149">) </text:span><text:span text:style-name="T150">= </text:span><text:span text:style-name="T222">n</text:span><text:span text:style-name="T150"> </text:span><text:span text:style-name="T174">so</text:span><text:span text:style-name="T150"> <text:s/></text:span><text:span text:style-name="T60">B</text:span><text:span text:style-name="T148">*</text:span><text:span text:style-name="T77">C </text:span><text:span text:style-name="T150">=</text:span><text:span text:style-name="T80"> </text:span><text:span text:style-name="T37">A</text:span><text:span text:style-name="T151">*</text:span><text:span text:style-name="T222">n</text:span></text:p>
      <text:p text:style-name="P33"><text:span text:style-name="T222"><text:tab/></text:span><text:span text:style-name="T175">note : since </text:span><text:span text:style-name="T19">k</text:span><text:span text:style-name="T175"> is a constant it can be </text:span><text:span text:style-name="T19">k</text:span><text:span text:style-name="T175"> = ( x0*x1* ….. * xN)</text:span></text:p>
      <text:p text:style-name="P21"/>
      <text:p text:style-name="P20"><text:span text:style-name="T161">(</text:span><text:span text:style-name="T176">i</text:span><text:span text:style-name="T162">i</text:span><text:span text:style-name="T164">i</text:span><text:span text:style-name="T161">) </text:span><text:span text:style-name="T163">if <text:s/></text:span><text:span text:style-name="T37">A</text:span><text:span text:style-name="T147">|</text:span><text:span text:style-name="T60">B </text:span><text:span text:style-name="T165">then</text:span><text:span text:style-name="T163"> </text:span><text:span text:style-name="T60">B</text:span><text:span text:style-name="T147">|</text:span><text:span text:style-name="T77">C</text:span><text:span text:style-name="T78"> </text:span><text:span text:style-name="T165">, </text:span><text:span text:style-name="T177">then </text:span><text:span text:style-name="T37">A</text:span><text:span text:style-name="T147">|</text:span><text:span text:style-name="T77">C</text:span><text:span text:style-name="T163">;</text:span></text:p>
      <text:p text:style-name="P37"><text:span text:style-name="T167">E</text:span><text:span text:style-name="T166">X</text:span></text:p>
      <text:p text:style-name="P43"><text:span text:style-name="T37">A </text:span><text:span text:style-name="T36">= 3 </text:span><text:span text:style-name="T143">,</text:span><text:span text:style-name="T36"> </text:span><text:span text:style-name="T60">B </text:span><text:span text:style-name="T59">= 12</text:span><text:span text:style-name="T143"> ,</text:span><text:span text:style-name="T36"> <text:s/></text:span><text:span text:style-name="T77">C </text:span><text:span text:style-name="T76">= </text:span><text:span text:style-name="T82">24</text:span></text:p>
      <text:p text:style-name="P43"><text:span text:style-name="T37">A</text:span><text:span text:style-name="T147">|</text:span><text:span text:style-name="T60">B </text:span><text:span text:style-name="T178">=</text:span><text:span text:style-name="T153"> </text:span><text:span text:style-name="T178">4</text:span><text:span text:style-name="T153"> </text:span><text:span text:style-name="T178">,</text:span><text:span text:style-name="T153"> <text:s/></text:span><text:span text:style-name="T60">B</text:span><text:span text:style-name="T147">|</text:span><text:span text:style-name="T77">C </text:span><text:span text:style-name="T178">=</text:span><text:span text:style-name="T83"> </text:span><text:span text:style-name="T178">2, then <text:s/></text:span><text:span text:style-name="T37">A</text:span><text:span text:style-name="T147">|</text:span><text:span text:style-name="T77">C </text:span><text:span text:style-name="T178">=</text:span><text:span text:style-name="T83"> </text:span><text:span text:style-name="T178">12</text:span></text:p>
      <text:p text:style-name="P30"><text:span text:style-name="T170">P</text:span><text:span text:style-name="T178">roof</text:span></text:p>
      <text:p text:style-name="P34"><text:span text:style-name="T178"><text:tab/></text:span><text:span text:style-name="T37">A</text:span><text:span text:style-name="T147">|</text:span><text:span text:style-name="T60">B</text:span><text:span text:style-name="T172"> </text:span><text:span text:style-name="T179">&lt;=&gt;</text:span><text:span text:style-name="T62"> </text:span><text:span text:style-name="T60">B </text:span><text:span text:style-name="T143">=</text:span><text:span text:style-name="T59"> </text:span><text:span text:style-name="T37">A</text:span><text:span text:style-name="T172">* </text:span><text:span text:style-name="T18">k</text:span><text:span text:style-name="T15">1</text:span><text:span text:style-name="T19"> </text:span></text:p>
      <text:p text:style-name="P44"><text:span text:style-name="T60"><text:tab/>B</text:span><text:span text:style-name="T147">|</text:span><text:span text:style-name="T77">C </text:span><text:span text:style-name="T179">&lt;=&gt; </text:span><text:span text:style-name="T77">C </text:span><text:span text:style-name="T154">= </text:span><text:span text:style-name="T60">B </text:span><text:span text:style-name="T172">* </text:span><text:span text:style-name="T18">k</text:span><text:span text:style-name="T15">2</text:span></text:p>
      <text:p text:style-name="P45"><text:span text:style-name="T15"><text:tab/></text:span><text:span text:style-name="T37">A</text:span><text:span text:style-name="T147">|</text:span><text:span text:style-name="T77">C </text:span><text:span text:style-name="T179">&lt;=&gt; </text:span><text:span text:style-name="T77">C </text:span><text:span text:style-name="T154">= </text:span><text:span text:style-name="T37">A </text:span><text:span text:style-name="T172">*</text:span><text:span text:style-name="T37"> </text:span><text:span text:style-name="T18">k</text:span><text:span text:style-name="T155">?</text:span></text:p>
      <text:p text:style-name="P59"><text:tab/><text:tab/> <text:s text:c="3"/></text:p>
      <text:p text:style-name="P46"><text:span text:style-name="T84"><text:tab/></text:span><text:span text:style-name="T77">C </text:span><text:span text:style-name="T154">= <text:s/></text:span><text:span text:style-name="T60">B </text:span><text:span text:style-name="T172">* </text:span><text:span text:style-name="T18">k</text:span><text:span text:style-name="T15">2 </text:span><text:span text:style-name="T172">, </text:span><text:span text:style-name="T64">B</text:span><text:span text:style-name="T60"> </text:span><text:span text:style-name="T154">=</text:span><text:span text:style-name="T63"> </text:span><text:span text:style-name="T37">A</text:span><text:span text:style-name="T172">* </text:span><text:span text:style-name="T18">k</text:span><text:span text:style-name="T15">1</text:span><text:span text:style-name="T19"> </text:span></text:p>
      <text:p text:style-name="P47"><text:span text:style-name="T19"><text:tab/></text:span><text:span text:style-name="T77">C </text:span><text:span text:style-name="T154">= </text:span><text:span text:style-name="T156">(</text:span><text:span text:style-name="T37">A </text:span><text:span text:style-name="T172">* </text:span><text:span text:style-name="T18">k</text:span><text:span text:style-name="T15">1</text:span><text:span text:style-name="T19"> </text:span><text:span text:style-name="T156">)</text:span><text:span text:style-name="T20"> </text:span><text:span text:style-name="T203">*</text:span><text:span text:style-name="T20"> <text:s/></text:span><text:span text:style-name="T18">k</text:span><text:span text:style-name="T15">2</text:span></text:p>
      <text:p text:style-name="P47"><text:span text:style-name="T15"><text:tab/> </text:span><text:span text:style-name="T77">C </text:span><text:span text:style-name="T154">= <text:s/></text:span><text:span text:style-name="T37">A </text:span><text:span text:style-name="T172">*</text:span><text:span text:style-name="T37"> </text:span><text:span text:style-name="T18">k</text:span></text:p>
      <text:p text:style-name="P66"/>
      <text:p text:style-name="P65"><text:span text:style-name="T204">COROLLARY</text:span></text:p>
      <text:p text:style-name="P48"><text:span text:style-name="T180"><text:tab/></text:span><text:span text:style-name="T181">if </text:span><text:span text:style-name="T37">A</text:span><text:span text:style-name="T181"> , </text:span><text:span text:style-name="T60">B</text:span><text:span text:style-name="T181"> , and </text:span><text:span text:style-name="T77">C</text:span><text:span text:style-name="T181"> are integers , where </text:span><text:span text:style-name="T37">A</text:span><text:span text:style-name="T181"> != 0, such that </text:span><text:span text:style-name="T37">A</text:span><text:span text:style-name="T157">|</text:span><text:span text:style-name="T60">B</text:span><text:span text:style-name="T181"> and </text:span><text:span text:style-name="T37">A</text:span><text:span text:style-name="T157">|</text:span><text:span text:style-name="T77">C</text:span><text:span text:style-name="T181"> , then </text:span><text:span text:style-name="T37">A</text:span><text:span text:style-name="T157">|</text:span><text:span text:style-name="T21">m</text:span><text:span text:style-name="T60">B </text:span><text:span text:style-name="T157">+ </text:span><text:span text:style-name="T224">n</text:span><text:span text:style-name="T85">C</text:span><text:span text:style-name="T181"> whenever </text:span><text:span text:style-name="T21">m</text:span><text:span text:style-name="T181"> and </text:span><text:span text:style-name="T224">n</text:span><text:span text:style-name="T181"> are integers.</text:span></text:p>
      <text:p text:style-name="P55"><text:span text:style-name="T170">P</text:span><text:span text:style-name="T178">roof</text:span></text:p>
      <text:p text:style-name="P50"><text:span text:style-name="T181"><text:s/></text:span><text:span text:style-name="T37">A</text:span><text:span text:style-name="T157">|</text:span><text:span text:style-name="T21">m</text:span><text:span text:style-name="T60">B </text:span><text:span text:style-name="T157">+ </text:span><text:span text:style-name="T224">n</text:span><text:span text:style-name="T85">C</text:span><text:span text:style-name="T181"> </text:span><text:span text:style-name="T179">&lt;=&gt; <text:s/></text:span><text:span text:style-name="T37">A</text:span><text:span text:style-name="T157">|</text:span><text:span text:style-name="T21">m</text:span><text:span text:style-name="T60">B </text:span><text:span text:style-name="T157">+</text:span><text:span text:style-name="T60"> </text:span><text:span text:style-name="T37">A</text:span><text:span text:style-name="T157">|</text:span><text:span text:style-name="T224">n</text:span><text:span text:style-name="T85">C</text:span></text:p>
      <text:p text:style-name="P51"><text:span text:style-name="T22">m</text:span><text:span text:style-name="T65">B </text:span><text:span text:style-name="T183">= </text:span><text:span text:style-name="T38">A</text:span><text:span text:style-name="T39"> </text:span><text:span text:style-name="T184">* </text:span><text:span text:style-name="T24">k</text:span><text:span text:style-name="T16">1</text:span><text:span text:style-name="T23"><text:tab/><text:tab/></text:span><text:span text:style-name="T224">n</text:span><text:span text:style-name="T85">C </text:span><text:span text:style-name="T183">= </text:span><text:span text:style-name="T38">A</text:span><text:span text:style-name="T39"> </text:span><text:span text:style-name="T184">* </text:span><text:span text:style-name="T24">k</text:span><text:span text:style-name="T16">2</text:span><text:span text:style-name="T23"><text:tab/></text:span></text:p>
      <text:p text:style-name="P52"><text:span text:style-name="T22">m</text:span><text:span text:style-name="T65">B </text:span><text:span text:style-name="T22">+ </text:span><text:span text:style-name="T224">n</text:span><text:span text:style-name="T85">C </text:span><text:span text:style-name="T183">= </text:span><text:span text:style-name="T185">(</text:span><text:span text:style-name="T38">A</text:span><text:span text:style-name="T39"> </text:span><text:span text:style-name="T184">* </text:span><text:span text:style-name="T24">k</text:span><text:span text:style-name="T16">1</text:span><text:span text:style-name="T185">)</text:span><text:span text:style-name="T186">+</text:span><text:span text:style-name="T185">(</text:span><text:span text:style-name="T38">A</text:span><text:span text:style-name="T39"> </text:span><text:span text:style-name="T184">* </text:span><text:span text:style-name="T24">k</text:span><text:span text:style-name="T16">2</text:span><text:span text:style-name="T185">)</text:span></text:p>
      <text:p text:style-name="P53"><text:span text:style-name="T22">m</text:span><text:span text:style-name="T65">B </text:span><text:span text:style-name="T22">+ </text:span><text:span text:style-name="T224">n</text:span><text:span text:style-name="T85">C </text:span><text:span text:style-name="T183">= <text:s/></text:span><text:span text:style-name="T38">A</text:span><text:span text:style-name="T185">(</text:span><text:span text:style-name="T24">k</text:span><text:span text:style-name="T16">1</text:span><text:span text:style-name="T186">+ </text:span><text:span text:style-name="T24">k</text:span><text:span text:style-name="T16">2</text:span><text:span text:style-name="T185">)</text:span></text:p>
      <text:p text:style-name="P54"><text:span text:style-name="T22">m</text:span><text:span text:style-name="T65">B </text:span><text:span text:style-name="T22">+ </text:span><text:span text:style-name="T224">n</text:span><text:span text:style-name="T85">C </text:span><text:span text:style-name="T183">= <text:s/></text:span><text:span text:style-name="T38">A</text:span><text:span text:style-name="T24">k</text:span><text:span text:style-name="T17">3 </text:span><text:span text:style-name="T187">, </text:span><text:span text:style-name="T188">this is definition of divisibility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6"><text:soft-page-break/><text:span text:style-name="T188">Division </text:span><text:span text:style-name="T189">Algorithm</text:span></text:p>
      <text:p text:style-name="P49"><text:span text:style-name="T188"><text:tab/></text:span><text:span text:style-name="T189">When an integer is divided by a positive integer , there is a </text:span><text:span text:style-name="T205">quotient</text:span><text:span text:style-name="T189"> and a </text:span><text:span text:style-name="T205">remainder</text:span><text:span text:style-name="T189"> , as the division algorithm shows.</text:span></text:p>
      <text:p text:style-name="P64"><text:span text:style-name="T190">THEOREM</text:span></text:p>
      <text:p text:style-name="P67"><text:span text:style-name="T118"><text:tab/>L</text:span><text:span text:style-name="T119">et </text:span><text:span text:style-name="T42">A</text:span><text:span text:style-name="T120"> be an integer and </text:span><text:span text:style-name="T26">D</text:span><text:span text:style-name="T120"> a positive integer. Then there are unique integers </text:span><text:span text:style-name="T225">Q</text:span><text:span text:style-name="T120"> and </text:span><text:span text:style-name="T86">R</text:span><text:span text:style-name="T120">, with 0 </text:span><text:span text:style-name="T191">≤</text:span><text:span text:style-name="T120"> </text:span><text:span text:style-name="T86">R</text:span><text:span text:style-name="T120"> ≤ </text:span><text:span text:style-name="T26">D</text:span><text:span text:style-name="T120"> , such that </text:span><text:span text:style-name="T42">A</text:span><text:span text:style-name="T120"> = </text:span><text:span text:style-name="T26">D</text:span><text:span text:style-name="T225">Q </text:span><text:span text:style-name="T120">+ </text:span><text:span text:style-name="T86">R</text:span></text:p>
      <text:p text:style-name="P24"><text:span text:style-name="T124">***</text:span><text:span text:style-name="T123">NOTE: REMAINDERS(</text:span><text:span text:style-name="T87">R</text:span><text:span text:style-name="T123">) CANNOT BE NEGATIVE</text:span><text:span text:style-name="T124">***</text:span></text:p>
      <text:p text:style-name="P61"/>
      <text:p text:style-name="P57"><text:span text:style-name="T189">M</text:span><text:span text:style-name="T182">odular Arithmetic</text:span></text:p>
      <text:p text:style-name="P70"><text:span text:style-name="T121"><text:tab/></text:span><text:span text:style-name="T122">(</text:span><text:span text:style-name="T210">≡</text:span><text:span text:style-name="T211">) symbol means “ </text:span><text:span text:style-name="T212">is congruent </text:span><text:span text:style-name="T211">”</text:span></text:p>
      <text:p text:style-name="P71"><text:span text:style-name="T168">E</text:span><text:span text:style-name="T169">X</text:span></text:p>
      <text:p text:style-name="P72"><text:span text:style-name="T192">3</text:span><text:span text:style-name="T189">≡</text:span><text:span text:style-name="T182">5(mod 2)?</text:span></text:p>
      <text:p text:style-name="P72"><text:span text:style-name="T182">3 mod 2 = 1<text:tab/><text:tab/>5 mod 2 = 1</text:span></text:p>
      <text:p text:style-name="P72"><text:span text:style-name="T192">3</text:span><text:span text:style-name="T189">≡</text:span><text:span text:style-name="T182">5(mod 2) </text:span><text:span text:style-name="T5">√ </text:span></text:p>
      <text:p text:style-name="P86"><text:span text:style-name="T226">THEOREM</text:span></text:p>
      <text:p text:style-name="P73"><text:span text:style-name="T194"><text:tab/></text:span><text:span text:style-name="T195">Let </text:span><text:span text:style-name="T207">m</text:span><text:span text:style-name="T195"> be a positive number. <text:s/>If <text:s/></text:span><text:span text:style-name="T40">A</text:span><text:span text:style-name="T207"> </text:span><text:span text:style-name="T194">≡ </text:span><text:span text:style-name="T66">B</text:span><text:span text:style-name="T207"> </text:span><text:span text:style-name="T195">(mod </text:span><text:span text:style-name="T227">m</text:span><text:span text:style-name="T195">) and </text:span><text:span text:style-name="T25">C</text:span><text:span text:style-name="T195"> </text:span><text:span text:style-name="T194">≡ </text:span><text:span text:style-name="T223">D</text:span><text:span text:style-name="T195"> (mod </text:span><text:span text:style-name="T227">m</text:span><text:span text:style-name="T195">), then</text:span></text:p>
      <text:p text:style-name="P74"><text:span text:style-name="T40">A </text:span><text:span text:style-name="T158">+</text:span><text:span text:style-name="T41"> </text:span><text:span text:style-name="T25">C </text:span><text:span text:style-name="T194">≡ <text:s/></text:span><text:span text:style-name="T66">B </text:span><text:span text:style-name="T158">+</text:span><text:span text:style-name="T66"> <text:s/></text:span><text:span text:style-name="T223">D </text:span><text:span text:style-name="T195">(mod </text:span><text:span text:style-name="T227">m</text:span><text:span text:style-name="T195">)</text:span></text:p>
      <text:p text:style-name="P77"><text:span text:style-name="T196">P</text:span><text:span text:style-name="T197">roof</text:span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77"><text:span text:style-name="T197"/></text:p>
      <text:p text:style-name="P85"><text:soft-page-break/><text:span text:style-name="T193">Exercises</text:span></text:p>
      <text:p text:style-name="P75"><text:span text:style-name="T194">2. </text:span><text:span text:style-name="T193">Prove that if </text:span><text:span text:style-name="T206">a</text:span><text:span text:style-name="T193"> is an integer other than 0 , then</text:span></text:p>
      <text:p text:style-name="P75"><text:span text:style-name="T193"><text:tab/>a) 1 divides </text:span><text:span text:style-name="T206">a</text:span></text:p>
      <text:p text:style-name="P75"><text:span text:style-name="T206"><text:tab/>a</text:span><text:span text:style-name="T193">(mod 1) = 0 , </text:span><text:span text:style-name="T198">since no remainder means 1 divides into </text:span><text:span text:style-name="T208">a</text:span></text:p>
      <text:p text:style-name="P78"><text:span text:style-name="T197"><text:tab/></text:span></text:p>
      <text:p text:style-name="P78"><text:span text:style-name="T215"><text:tab/></text:span><text:span text:style-name="T214">b) </text:span><text:span text:style-name="T198">a</text:span><text:span text:style-name="T214"> divides 0</text:span></text:p>
      <text:p text:style-name="P78"><text:span text:style-name="T214"><text:tab/>0(mod </text:span><text:span text:style-name="T198">a</text:span><text:span text:style-name="T214">) = 0, since no remainder means </text:span><text:span text:style-name="T198">a</text:span><text:span text:style-name="T214"> divides into 0</text:span></text:p>
      <text:p text:style-name="P79"><text:span text:style-name="T214"/></text:p>
      <text:p text:style-name="P80"><text:span text:style-name="T214">6. </text:span><text:span text:style-name="T213">Show that if </text:span><text:span text:style-name="T193">a</text:span><text:span text:style-name="T213">,</text:span><text:span text:style-name="T193">b</text:span><text:span text:style-name="T213">,</text:span><text:span text:style-name="T193">c</text:span><text:span text:style-name="T213">, and </text:span><text:span text:style-name="T193">d</text:span><text:span text:style-name="T213"> are integers, where </text:span><text:span text:style-name="T193">a</text:span><text:span text:style-name="T213"> !=0 , such that </text:span><text:span text:style-name="T193">a </text:span><text:span text:style-name="T213">| </text:span><text:span text:style-name="T216">c</text:span><text:span text:style-name="T193"> </text:span><text:span text:style-name="T213">and </text:span><text:span text:style-name="T193">b </text:span><text:span text:style-name="T213">| </text:span><text:span text:style-name="T193">d</text:span><text:span text:style-name="T213"> , then </text:span><text:span text:style-name="T193">ab </text:span><text:span text:style-name="T213">| </text:span><text:span text:style-name="T193">cd</text:span><text:span text:style-name="T213">.</text:span></text:p>
      <text:p text:style-name="P81"><text:span text:style-name="T199">a <text:s/></text:span><text:span text:style-name="T216">| c &lt;=&gt; </text:span><text:span text:style-name="T216"><draw:frame draw:style-name="fr1" draw:name="Object5" text:anchor-type="as-char" svg:y="-0.2445in" svg:width="0.2016in" svg:height="0.39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16">= </text:span><text:span text:style-name="T217">k</text:span><text:span text:style-name="T229">1</text:span><text:span text:style-name="T27"><text:tab/><text:tab/></text:span><text:span text:style-name="T193">b <text:s/></text:span><text:span text:style-name="T213">| </text:span><text:span text:style-name="T193">d</text:span><text:span text:style-name="T213"> <text:s/></text:span><text:span text:style-name="T216">&lt;=&gt; </text:span><text:span text:style-name="T216"><draw:frame draw:style-name="fr1" draw:name="Object6" text:anchor-type="as-char" svg:y="-0.2445in" svg:width="0.2075in" svg:height="0.393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16">= </text:span><text:span text:style-name="T217">k</text:span><text:span text:style-name="T230">2</text:span><text:span text:style-name="T27"><text:tab/></text:span></text:p>
      <text:p text:style-name="P82"><text:span text:style-name="T193"><text:tab/><text:tab/><text:tab/><text:tab/> <text:s text:c="3"/>c</text:span><text:span text:style-name="T213"> = </text:span><text:span text:style-name="T193">a</text:span><text:span text:style-name="T217">k</text:span><text:span text:style-name="T229">1 <text:s text:c="68"/></text:span><text:span text:style-name="T200">d </text:span><text:span text:style-name="T213">= </text:span><text:span text:style-name="T193">b</text:span><text:span text:style-name="T217">k</text:span><text:span text:style-name="T228">2</text:span><text:span text:style-name="T193"> </text:span></text:p>
      <text:p text:style-name="P83"><text:span text:style-name="T193"><text:tab/><text:tab/><text:tab/><text:tab/><text:tab/><text:tab/></text:span><text:span text:style-name="T201">cd</text:span><text:span text:style-name="T218"> = (</text:span><text:span text:style-name="T193">a</text:span><text:span text:style-name="T217">k</text:span><text:span text:style-name="T229">1</text:span><text:span text:style-name="T218">)(</text:span><text:span text:style-name="T193">b</text:span><text:span text:style-name="T217">k</text:span><text:span text:style-name="T228">2</text:span><text:span text:style-name="T218">)</text:span></text:p>
      <text:p text:style-name="P83"><text:span text:style-name="T218"><text:tab/><text:tab/><text:tab/><text:tab/><text:tab/><text:tab/></text:span><text:span text:style-name="T201">cd</text:span><text:span text:style-name="T218"> = </text:span><text:span text:style-name="T201">ab</text:span><text:span text:style-name="T217">k</text:span><text:span text:style-name="T231">3</text:span></text:p>
      <text:p text:style-name="P84"><text:span text:style-name="T231"><text:s text:c="89"/></text:span><text:span text:style-name="T218"><draw:frame draw:style-name="fr2" draw:name="Object7" text:anchor-type="as-char" svg:y="-0.2402in" svg:width="0.2854in" svg:height="0.39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18">= </text:span><text:span text:style-name="T217">k</text:span><text:span text:style-name="T232">3 </text:span><text:span text:style-name="T219">,</text:span><text:span text:style-name="T220">t</text:span><text:span text:style-name="T219">his is definition of divisibility</text:span></text:p>
      <text:p text:style-name="P84"><text:span text:style-name="T219"/></text:p>
      <text:p text:style-name="P87"><text:span text:style-name="T193">8. Prove or disprove that if <text:s/></text:span><text:span text:style-name="T209">a </text:span><text:span text:style-name="T202">| </text:span><text:span text:style-name="T209">bc</text:span><text:span text:style-name="T202"> , where </text:span><text:span text:style-name="T209">a</text:span><text:span text:style-name="T202">,</text:span><text:span text:style-name="T209">b</text:span><text:span text:style-name="T202">,</text:span><text:span text:style-name="T209">c</text:span><text:span text:style-name="T202"> are positive integers and </text:span><text:span text:style-name="T209">a</text:span><text:span text:style-name="T202"> != 0 , then </text:span><text:span text:style-name="T209">a</text:span><text:span text:style-name="T202"> | </text:span><text:span text:style-name="T209">b</text:span><text:span text:style-name="T202"> and</text:span><text:span text:style-name="T209"> </text:span><text:span text:style-name="T233">ds</text:span><text:span text:style-name="T209">a</text:span><text:span text:style-name="T202"> | </text:span><text:span text:style-name="T209">c.</text:span></text:p>
      <text:p text:style-name="P76"><text:span text:style-name="T209">C</text:span><text:span text:style-name="T206">annot be proven daw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30:46.020239595</meta:creation-date>
    <dc:date>2018-01-25T23:40:02.613955123</dc:date>
    <meta:editing-duration>PT3H2M21S</meta:editing-duration>
    <meta:editing-cycles>143</meta:editing-cycles>
    <meta:generator>LibreOffice/5.1.6.2$Linux_X86_64 LibreOffice_project/10m0$Build-2</meta:generator>
    <meta:document-statistic meta:table-count="0" meta:image-count="0" meta:object-count="7" meta:page-count="4" meta:paragraph-count="90" meta:word-count="782" meta:character-count="3297" meta:non-whitespace-character-count="2331"/>
  </office:meta>
</office:document-meta>
</file>

<file path=Object 1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

<file path=Object 2/content.xml><?xml version="1.0" encoding="utf-8"?>
<math xmlns="http://www.w3.org/1998/Math/MathML" display="block">
  <semantics>
    <mfrac>
      <mn>11</mn>
      <mn>3</mn>
    </mfrac>
    <annotation encoding="StarMath 5.0">{11} over {3} </annotation>
  </semantics>
</math>
</file>

<file path=Object 3/content.xml><?xml version="1.0" encoding="utf-8"?>
<math xmlns="http://www.w3.org/1998/Math/MathML" display="block">
  <semantics>
    <mfrac>
      <mn>7</mn>
      <mn>3</mn>
    </mfrac>
    <annotation encoding="StarMath 5.0">{7} over {3} </annotation>
  </semantics>
</math>
</file>

<file path=Object 4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

<file path=Object 5/content.xml><?xml version="1.0" encoding="utf-8"?>
<math xmlns="http://www.w3.org/1998/Math/MathML" display="block">
  <semantics>
    <mfrac>
      <mi>c</mi>
      <mi>a</mi>
    </mfrac>
    <annotation encoding="StarMath 5.0">{c} over {a} </annotation>
  </semantics>
</math>
</file>

<file path=Object 6/content.xml><?xml version="1.0" encoding="utf-8"?>
<math xmlns="http://www.w3.org/1998/Math/MathML" display="block">
  <semantics>
    <mfrac>
      <mi>d</mi>
      <mi>b</mi>
    </mfrac>
    <annotation encoding="StarMath 5.0">{d} over {b} </annotation>
  </semantics>
</math>
</file>

<file path=Object 7/content.xml><?xml version="1.0" encoding="utf-8"?>
<math xmlns="http://www.w3.org/1998/Math/MathML" display="block">
  <semantics>
    <mfrac>
      <mi mathvariant="italic">cd</mi>
      <mi mathvariant="italic">ab</mi>
    </mfrac>
    <annotation encoding="StarMath 5.0">{cd} over {ab} </annotation>
  </semantics>
</math>
</file>